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13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5.126cm"/>
    </style:style>
    <style:style style:name="co6" style:family="table-column">
      <style:table-column-properties fo:break-before="auto" style:column-width="5.225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79cm"/>
    </style:style>
    <style:style style:name="co10" style:family="table-column">
      <style:table-column-properties fo:break-before="auto" style:column-width="5.006cm"/>
    </style:style>
    <style:style style:name="co11" style:family="table-column">
      <style:table-column-properties fo:break-before="auto" style:column-width="5.069cm"/>
    </style:style>
    <style:style style:name="co12" style:family="table-column">
      <style:table-column-properties fo:break-before="auto" style:column-width="4.237cm"/>
    </style:style>
    <style:style style:name="co13" style:family="table-column">
      <style:table-column-properties fo:break-before="auto" style:column-width="2.794cm"/>
    </style:style>
    <style:style style:name="co14" style:family="table-column">
      <style:table-column-properties fo:break-before="auto" style:column-width="4.59cm"/>
    </style:style>
    <style:style style:name="co15" style:family="table-column">
      <style:table-column-properties fo:break-before="auto" style:column-width="2.665cm"/>
    </style:style>
    <style:style style:name="co16" style:family="table-column">
      <style:table-column-properties fo:break-before="auto" style:column-width="2.551cm"/>
    </style:style>
    <style:style style:name="co17" style:family="table-column">
      <style:table-column-properties fo:break-before="auto" style:column-width="3.018cm"/>
    </style:style>
    <style:style style:name="co18" style:family="table-column">
      <style:table-column-properties fo:break-before="auto" style:column-width="2.78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3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 style:data-style-name="N129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  <style:style style:name="T2" style:family="text">
      <style:text-properties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super 58%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9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 style:font-name="Liberation San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9cm" svg:height="8.999cm" svg:x="12.938cm" svg:y="23.356cm">
            <draw:object draw:notify-on-update-of-ranges="Planilha1.U2:Planilha1.U49 Planilha1.U1:Planilha1.U1 Planilha1.A2:Planilha1.A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1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9"/>
        <table:table-row table:style-name="ro1">
          <table:table-cell table:style-name="ce1" office:value-type="string" calcext:value-type="string">
            <text:p>Profundidade (ABS(m))</text:p>
          </table:table-cell>
          <table:table-cell table:style-name="ce1" office:value-type="string" calcext:value-type="string">
            <text:p><text:span text:style-name="T1">α</text:span><text:span text:style-name="T2">g</text:span></text:p>
          </table:table-cell>
          <table:table-cell table:style-name="ce1" office:value-type="string" calcext:value-type="string">
            <text:p>Pressão (Pa)</text:p>
          </table:table-cell>
          <table:table-cell table:style-name="ce1" office:value-type="string" calcext:value-type="string">
            <text:p>Vazão volumétrica<text:span text:style-name="T2">gás</text:span> (m³/h)</text:p>
          </table:table-cell>
          <table:table-cell table:style-name="ce1" office:value-type="string" calcext:value-type="string">
            <text:p><text:span text:style-name="T3">Vazão volumétrica</text:span><text:span text:style-name="T4">gás</text:span><text:span text:style-name="T3"> (m³</text:span>/s)</text:p>
          </table:table-cell>
          <table:table-cell table:style-name="ce1" office:value-type="string" calcext:value-type="string">
            <text:p>Vazão volumétrica<text:span text:style-name="T2">óleo</text:span> (m³/h)</text:p>
          </table:table-cell>
          <table:table-cell table:style-name="ce1" office:value-type="string" calcext:value-type="string">
            <text:p><text:span text:style-name="T3">Vazão volumétrica</text:span><text:span text:style-name="T4">óleo</text:span><text:span text:style-name="T3"> (m³</text:span>/s)</text:p>
          </table:table-cell>
          <table:table-cell table:style-name="ce1" office:value-type="string" calcext:value-type="string">
            <text:p>Densidade<text:span text:style-name="T2">gás</text:span><text:span text:style-name="T5"> (kg/m</text:span><text:span text:style-name="T6">3</text:span><text:span text:style-name="T5">)</text:span></text:p>
          </table:table-cell>
          <table:table-cell table:style-name="ce1" office:value-type="string" calcext:value-type="string">
            <text:p><text:span text:style-name="T3">Densidade</text:span><text:span text:style-name="T4">óleo</text:span><text:span text:style-name="T7"> (kg/m</text:span><text:span text:style-name="T8">3</text:span><text:span text:style-name="T7">)</text:span></text:p>
          </table:table-cell>
          <table:table-cell table:style-name="ce1" office:value-type="string" calcext:value-type="string">
            <text:p><text:span text:style-name="T3">Vazão mássica</text:span><text:span text:style-name="T4">gás</text:span><text:span text:style-name="T3"> (kg/s)</text:span></text:p>
          </table:table-cell>
          <table:table-cell table:style-name="ce1" office:value-type="string" calcext:value-type="string">
            <text:p><text:span text:style-name="T3">Vazão mássica</text:span><text:span text:style-name="T4">óleo</text:span><text:span text:style-name="T3"> (kg/s)</text:span></text:p>
          </table:table-cell>
          <table:table-cell table:style-name="ce1" office:value-type="string" calcext:value-type="string">
            <text:p><text:span text:style-name="T3">Densidade</text:span><text:span text:style-name="T4">mistura</text:span><text:span text:style-name="T7"> (kg/m</text:span><text:span text:style-name="T8">3</text:span><text:span text:style-name="T7">)</text:span></text:p>
          </table:table-cell>
          <table:table-cell table:style-name="ce1" office:value-type="string" calcext:value-type="string">
            <text:p>Velocidade Superfície<text:span text:style-name="T2">gás</text:span><text:span text:style-name="T5"> (m/s)</text:span></text:p>
          </table:table-cell>
          <table:table-cell table:style-name="ce1" office:value-type="string" calcext:value-type="string">
            <text:p><text:span text:style-name="T3">Velocidade Superfície</text:span><text:span text:style-name="T4">óleo</text:span><text:span text:style-name="T7"> (m/s)</text:span></text:p>
          </table:table-cell>
          <table:table-cell table:style-name="ce1" office:value-type="string" calcext:value-type="string">
            <text:p><text:span text:style-name="T3">Velocidade mistura</text:span><text:span text:style-name="T7"> (m/s)</text:span></text:p>
          </table:table-cell>
          <table:table-cell table:style-name="ce1" office:value-type="string" calcext:value-type="string">
            <text:p>Fator de fricção</text:p>
          </table:table-cell>
          <table:table-cell table:style-name="ce1" office:value-type="string" calcext:value-type="string">
            <text:p>Padrão de escoamento</text:p>
          </table:table-cell>
          <table:table-cell table:style-name="ce1" office:value-type="string" calcext:value-type="string">
            <text:p><text:span text:style-name="T9">ΔP</text:span><text:span text:style-name="T10">f</text:span><text:span text:style-name="T11">ric</text:span><text:span text:style-name="T12"> (Pa)</text:span></text:p>
          </table:table-cell>
          <table:table-cell table:style-name="ce1" office:value-type="string" calcext:value-type="string">
            <text:p><text:span text:style-name="T9">ΔP</text:span><text:span text:style-name="T13">grav</text:span><text:span text:style-name="T12"> (Pa)</text:span></text:p>
          </table:table-cell>
          <table:table-cell table:style-name="ce1" office:value-type="string" calcext:value-type="string">
            <text:p><text:span text:style-name="T9">ΔP</text:span><text:span text:style-name="T13">total</text:span><text:span text:style-name="T12">  (ABS(Pa))</text:span></text:p>
          </table:table-cell>
          <table:table-cell table:style-name="ce1" office:value-type="string" calcext:value-type="string">
            <text:p>Pressão<text:span text:style-name="T2">final</text:span><text:span text:style-name="T5"> (Pa)</text:span>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0.56671789" office:value-type="float" office:value="0.56671789" calcext:value-type="float">
            <text:p>0,5667</text:p>
          </table:table-cell>
          <table:table-cell office:value-type="float" office:value="101325" calcext:value-type="float">
            <text:p>101.325,0000</text:p>
          </table:table-cell>
          <table:table-cell office:value-type="float" office:value="90" calcext:value-type="float">
            <text:p>90,0000</text:p>
          </table:table-cell>
          <table:table-cell table:formula="of:=[.D2]/3600" office:value-type="float" office:value="0.025" calcext:value-type="float">
            <text:p>0,0250</text:p>
          </table:table-cell>
          <table:table-cell office:value-type="float" office:value="60" calcext:value-type="float">
            <text:p>60,0000</text:p>
          </table:table-cell>
          <table:table-cell table:formula="of:=[.F2]/3600" office:value-type="float" office:value="0.0166666666666667" calcext:value-type="float">
            <text:p>0,0167</text:p>
          </table:table-cell>
          <table:table-cell office:value-type="float" office:value="1.85" calcext:value-type="float">
            <text:p>1,8500</text:p>
          </table:table-cell>
          <table:table-cell office:value-type="float" office:value="873" calcext:value-type="float">
            <text:p>873,0000</text:p>
          </table:table-cell>
          <table:table-cell table:formula="of:=[.E2]*[.H2]" office:value-type="float" office:value="0.04625" calcext:value-type="float">
            <text:p>0,0463</text:p>
          </table:table-cell>
          <table:table-cell table:formula="of:=[.G2]*[.I2]" office:value-type="float" office:value="14.55" calcext:value-type="float">
            <text:p>14,5500</text:p>
          </table:table-cell>
          <table:table-cell table:formula="of:=([.B2]*[.H2])+((1-[.B2])*[.I2])" office:value-type="float" office:value="379.3037101265" calcext:value-type="float">
            <text:p>379,3037</text:p>
          </table:table-cell>
          <table:table-cell table:formula="of:=([.E2]/[.$C$53])" office:value-type="float" office:value="7.89410096555994" calcext:value-type="float">
            <text:p>7,8941</text:p>
          </table:table-cell>
          <table:table-cell table:formula="of:=([.G2]/[.$C$53])" office:value-type="float" office:value="5.26273397703996" calcext:value-type="float">
            <text:p>5,2627</text:p>
          </table:table-cell>
          <table:table-cell table:formula="of:=([.M2]+[.N2])" office:value-type="float" office:value="13.1568349425999" calcext:value-type="float">
            <text:p>13,156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])*[.L2]*[.A2]*(([.O2])^2))/(2.5*0.0254*2)" office:value-type="float" office:value="-0" calcext:value-type="float">
            <text:p>0,000</text:p>
          </table:table-cell>
          <table:table-cell table:formula="of:=(-([.L2])*9.81*([.A2]-0))" office:value-type="float" office:value="-0" calcext:value-type="float">
            <text:p>0,000</text:p>
          </table:table-cell>
          <table:table-cell table:formula="of:=ABS([.R2]+[.S2])" office:value-type="float" office:value="0" calcext:value-type="float">
            <text:p>0,000</text:p>
          </table:table-cell>
          <table:table-cell table:formula="of:=[.C2]+[.T2]" office:value-type="float" office:value="101325" calcext:value-type="float">
            <text:p>101.325,000</text:p>
          </table:table-cell>
        </table:table-row>
        <table:table-row table:style-name="ro1">
          <table:table-cell office:value-type="float" office:value="17.1102661597" calcext:value-type="float">
            <text:p>17,1103</text:p>
          </table:table-cell>
          <table:table-cell office:value-type="float" office:value="0.5612648221" calcext:value-type="float">
            <text:p>0,5613</text:p>
          </table:table-cell>
          <table:table-cell table:formula="of:=([.$C$2]+([.L2]*[.A3]*9.81))" office:value-type="float" office:value="164991.776743492" calcext:value-type="float">
            <text:p>164.991,7767</text:p>
          </table:table-cell>
          <table:table-cell table:formula="of:=[.E3]*3600" office:value-type="float" office:value="55.2709364065909" calcext:value-type="float">
            <text:p>55,2709</text:p>
          </table:table-cell>
          <table:table-cell table:formula="of:=[.$J$2]/[.H3]" office:value-type="float" office:value="0.0153530378907197" calcext:value-type="float">
            <text:p>0,0154</text:p>
          </table:table-cell>
          <table:table-cell office:value-type="float" office:value="60" calcext:value-type="float">
            <text:p>60,0000</text:p>
          </table:table-cell>
          <table:table-cell table:formula="of:=[.F3]/3600" office:value-type="float" office:value="0.0166666666666667" calcext:value-type="float">
            <text:p>0,0167</text:p>
          </table:table-cell>
          <table:table-cell table:formula="of:=[.C3]/([.C2]/[.H2])" office:value-type="float" office:value="3.01243313077188" calcext:value-type="float">
            <text:p>3,0124</text:p>
          </table:table-cell>
          <table:table-cell office:value-type="float" office:value="873" calcext:value-type="float">
            <text:p>873,0000</text:p>
          </table:table-cell>
          <table:table-cell table:formula="of:=[.E3]*[.H3]" office:value-type="float" office:value="0.04625" calcext:value-type="float">
            <text:p>0,0463</text:p>
          </table:table-cell>
          <table:table-cell table:formula="of:=[.G3]*[.I3]" office:value-type="float" office:value="14.55" calcext:value-type="float">
            <text:p>14,5500</text:p>
          </table:table-cell>
          <table:table-cell table:formula="of:=([.B3]*[.H3])+((1-[.B3])*[.I3])" office:value-type="float" office:value="384.706583051931" calcext:value-type="float">
            <text:p>384,7066</text:p>
          </table:table-cell>
          <table:table-cell table:formula="of:=([.E3]/[.$C$53])" office:value-type="float" office:value="4.84793724949635" calcext:value-type="float">
            <text:p>4,8479</text:p>
          </table:table-cell>
          <table:table-cell table:formula="of:=([.G3]/[.$C$53])" office:value-type="float" office:value="5.26273397703996" calcext:value-type="float">
            <text:p>5,2627</text:p>
          </table:table-cell>
          <table:table-cell table:formula="of:=([.M3]+[.N3])" office:value-type="float" office:value="10.1106712265363" calcext:value-type="float">
            <text:p>10,110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])*[.L3]*[.A3]*(([.O3])^2))/(2.5*0.0254*2)" office:value-type="float" office:value="-90072.3638745527" calcext:value-type="float">
            <text:p>-90.072,364</text:p>
          </table:table-cell>
          <table:table-cell table:formula="of:=(-([.L3])*9.81*([.A3]-[.A2]))" office:value-type="float" office:value="-64573.6582084853" calcext:value-type="float">
            <text:p>-64.573,658</text:p>
          </table:table-cell>
          <table:table-cell table:formula="of:=ABS([.R3]+[.S3])" office:value-type="float" office:value="154646.022083038" calcext:value-type="float">
            <text:p>154.646,022</text:p>
          </table:table-cell>
          <table:table-cell table:formula="of:=[.C3]+[.T3]" office:value-type="float" office:value="319637.79882653" calcext:value-type="float">
            <text:p>319.637,799</text:p>
          </table:table-cell>
        </table:table-row>
        <table:table-row table:style-name="ro1">
          <table:table-cell office:value-type="float" office:value="28.5171102662" calcext:value-type="float">
            <text:p>28,5171</text:p>
          </table:table-cell>
          <table:table-cell office:value-type="float" office:value="0.5415019763" calcext:value-type="float">
            <text:p>0,5415</text:p>
          </table:table-cell>
          <table:table-cell table:formula="of:=([.$C$2]+([.L3]*[.A4]*9.81))" office:value-type="float" office:value="208947.763680935" calcext:value-type="float">
            <text:p>208.947,7637</text:p>
          </table:table-cell>
          <table:table-cell table:formula="of:=[.E4]*3600" office:value-type="float" office:value="43.6436831835405" calcext:value-type="float">
            <text:p>43,6437</text:p>
          </table:table-cell>
          <table:table-cell table:formula="of:=[.$J$2]/[.H4]" office:value-type="float" office:value="0.0121232453287612" calcext:value-type="float">
            <text:p>0,0121</text:p>
          </table:table-cell>
          <table:table-cell office:value-type="float" office:value="60" calcext:value-type="float">
            <text:p>60,0000</text:p>
          </table:table-cell>
          <table:table-cell table:formula="of:=[.F4]/3600" office:value-type="float" office:value="0.0166666666666667" calcext:value-type="float">
            <text:p>0,0167</text:p>
          </table:table-cell>
          <table:table-cell table:formula="of:=[.C4]/([.C3]/[.H3])" office:value-type="float" office:value="3.81498507584238" calcext:value-type="float">
            <text:p>3,8150</text:p>
          </table:table-cell>
          <table:table-cell office:value-type="float" office:value="873" calcext:value-type="float">
            <text:p>873,0000</text:p>
          </table:table-cell>
          <table:table-cell table:formula="of:=[.E4]*[.H4]" office:value-type="float" office:value="0.04625" calcext:value-type="float">
            <text:p>0,0463</text:p>
          </table:table-cell>
          <table:table-cell table:formula="of:=[.G4]*[.I4]" office:value-type="float" office:value="14.55" calcext:value-type="float">
            <text:p>14,5500</text:p>
          </table:table-cell>
          <table:table-cell table:formula="of:=([.B4]*[.H4])+((1-[.B4])*[.I4])" office:value-type="float" office:value="402.334596648224" calcext:value-type="float">
            <text:p>402,3346</text:p>
          </table:table-cell>
          <table:table-cell table:formula="of:=([.E4]/[.$C$53])" office:value-type="float" office:value="3.82808490621977" calcext:value-type="float">
            <text:p>3,8281</text:p>
          </table:table-cell>
          <table:table-cell table:formula="of:=([.G4]/[.$C$53])" office:value-type="float" office:value="5.26273397703996" calcext:value-type="float">
            <text:p>5,2627</text:p>
          </table:table-cell>
          <table:table-cell table:formula="of:=([.M4]+[.N4])" office:value-type="float" office:value="9.09081888325973" calcext:value-type="float">
            <text:p>9,090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])*[.L4]*[.A4]*(([.O4])^2))/(2.5*0.0254*2)" office:value-type="float" office:value="-126924.10367448" calcext:value-type="float">
            <text:p>-126.924,104</text:p>
          </table:table-cell>
          <table:table-cell table:formula="of:=(-([.L4])*9.81*([.A4]-[.A3]))" office:value-type="float" office:value="-45021.7003018811" calcext:value-type="float">
            <text:p>-45.021,700</text:p>
          </table:table-cell>
          <table:table-cell table:formula="of:=ABS([.R4]+[.S4])" office:value-type="float" office:value="171945.803976361" calcext:value-type="float">
            <text:p>171.945,804</text:p>
          </table:table-cell>
          <table:table-cell table:formula="of:=[.C4]+[.T4]" office:value-type="float" office:value="380893.567657296" calcext:value-type="float">
            <text:p>380.893,568</text:p>
          </table:table-cell>
        </table:table-row>
        <table:table-row table:style-name="ro1">
          <table:table-cell office:value-type="float" office:value="39.9239543726" calcext:value-type="float">
            <text:p>39,9240</text:p>
          </table:table-cell>
          <table:table-cell office:value-type="float" office:value="0.5256916996" calcext:value-type="float">
            <text:p>0,5257</text:p>
          </table:table-cell>
          <table:table-cell table:formula="of:=([.$C$2]+([.L4]*[.A5]*9.81))" office:value-type="float" office:value="258900.951055992" calcext:value-type="float">
            <text:p>258.900,9511</text:p>
          </table:table-cell>
          <table:table-cell table:formula="of:=[.E5]*3600" office:value-type="float" office:value="35.222929706534" calcext:value-type="float">
            <text:p>35,2229</text:p>
          </table:table-cell>
          <table:table-cell table:formula="of:=[.$J$2]/[.H5]" office:value-type="float" office:value="0.0097841471407039" calcext:value-type="float">
            <text:p>0,0098</text:p>
          </table:table-cell>
          <table:table-cell office:value-type="float" office:value="60" calcext:value-type="float">
            <text:p>60,0000</text:p>
          </table:table-cell>
          <table:table-cell table:formula="of:=[.F5]/3600" office:value-type="float" office:value="0.0166666666666667" calcext:value-type="float">
            <text:p>0,0167</text:p>
          </table:table-cell>
          <table:table-cell table:formula="of:=[.C5]/([.C4]/[.H4])" office:value-type="float" office:value="4.72703438888314" calcext:value-type="float">
            <text:p>4,7270</text:p>
          </table:table-cell>
          <table:table-cell office:value-type="float" office:value="873" calcext:value-type="float">
            <text:p>873,0000</text:p>
          </table:table-cell>
          <table:table-cell table:formula="of:=[.E5]*[.H5]" office:value-type="float" office:value="0.04625" calcext:value-type="float">
            <text:p>0,0463</text:p>
          </table:table-cell>
          <table:table-cell table:formula="of:=[.G5]*[.I5]" office:value-type="float" office:value="14.55" calcext:value-type="float">
            <text:p>14,5500</text:p>
          </table:table-cell>
          <table:table-cell table:formula="of:=([.B5]*[.H5])+((1-[.B5])*[.I5])" office:value-type="float" office:value="416.55610899116" calcext:value-type="float">
            <text:p>416,5561</text:p>
          </table:table-cell>
          <table:table-cell table:formula="of:=([.E5]/[.$C$53])" office:value-type="float" office:value="3.08948181562445" calcext:value-type="float">
            <text:p>3,0895</text:p>
          </table:table-cell>
          <table:table-cell table:formula="of:=([.G5]/[.$C$53])" office:value-type="float" office:value="5.26273397703996" calcext:value-type="float">
            <text:p>5,2627</text:p>
          </table:table-cell>
          <table:table-cell table:formula="of:=([.M5]+[.N5])" office:value-type="float" office:value="8.35221579266441" calcext:value-type="float">
            <text:p>8,352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5])*[.L5]*[.A5]*(([.O5])^2))/(2.5*0.0254*2)" office:value-type="float" office:value="-155294.355961404" calcext:value-type="float">
            <text:p>-155.294,356</text:p>
          </table:table-cell>
          <table:table-cell table:formula="of:=(-([.L5])*9.81*([.A5]-[.A4]))" office:value-type="float" office:value="-46613.1037549094" calcext:value-type="float">
            <text:p>-46.613,104</text:p>
          </table:table-cell>
          <table:table-cell table:formula="of:=ABS([.R5]+[.S5])" office:value-type="float" office:value="201907.459716313" calcext:value-type="float">
            <text:p>201.907,460</text:p>
          </table:table-cell>
          <table:table-cell table:formula="of:=[.C5]+[.T5]" office:value-type="float" office:value="460808.410772305" calcext:value-type="float">
            <text:p>460.808,411</text:p>
          </table:table-cell>
        </table:table-row>
        <table:table-row table:style-name="ro1">
          <table:table-cell office:value-type="float" office:value="55.8762003176" calcext:value-type="float">
            <text:p>55,8762</text:p>
          </table:table-cell>
          <table:table-cell office:value-type="float" office:value="0.5115600138" calcext:value-type="float">
            <text:p>0,5116</text:p>
          </table:table-cell>
          <table:table-cell table:formula="of:=([.$C$2]+([.L5]*[.A6]*9.81))" office:value-type="float" office:value="329658.367103094" calcext:value-type="float">
            <text:p>329.658,3671</text:p>
          </table:table-cell>
          <table:table-cell table:formula="of:=[.E6]*3600" office:value-type="float" office:value="27.6627287823341" calcext:value-type="float">
            <text:p>27,6627</text:p>
          </table:table-cell>
          <table:table-cell table:formula="of:=[.$J$2]/[.H6]" office:value-type="float" office:value="0.00768409132842613" calcext:value-type="float">
            <text:p>0,0077</text:p>
          </table:table-cell>
          <table:table-cell office:value-type="float" office:value="60" calcext:value-type="float">
            <text:p>60,0000</text:p>
          </table:table-cell>
          <table:table-cell table:formula="of:=[.F6]/3600" office:value-type="float" office:value="0.0166666666666667" calcext:value-type="float">
            <text:p>0,0167</text:p>
          </table:table-cell>
          <table:table-cell table:formula="of:=[.C6]/([.C5]/[.H5])" office:value-type="float" office:value="6.01892898239056" calcext:value-type="float">
            <text:p>6,0189</text:p>
          </table:table-cell>
          <table:table-cell office:value-type="float" office:value="873" calcext:value-type="float">
            <text:p>873,0000</text:p>
          </table:table-cell>
          <table:table-cell table:formula="of:=[.E6]*[.H6]" office:value-type="float" office:value="0.04625" calcext:value-type="float">
            <text:p>0,0463</text:p>
          </table:table-cell>
          <table:table-cell table:formula="of:=[.G6]*[.I6]" office:value-type="float" office:value="14.55" calcext:value-type="float">
            <text:p>14,5500</text:p>
          </table:table-cell>
          <table:table-cell table:formula="of:=([.B6]*[.H6])+((1-[.B6])*[.I6])" office:value-type="float" office:value="429.487151345893" calcext:value-type="float">
            <text:p>429,4872</text:p>
          </table:table-cell>
          <table:table-cell table:formula="of:=([.E6]/[.$C$53])" office:value-type="float" office:value="2.42635971100718" calcext:value-type="float">
            <text:p>2,4264</text:p>
          </table:table-cell>
          <table:table-cell table:formula="of:=([.G6]/[.$C$53])" office:value-type="float" office:value="5.26273397703996" calcext:value-type="float">
            <text:p>5,2627</text:p>
          </table:table-cell>
          <table:table-cell table:formula="of:=([.M6]+[.N6])" office:value-type="float" office:value="7.68909368804714" calcext:value-type="float">
            <text:p>7,689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6])*[.L6]*[.A6]*(([.O6])^2))/(2.5*0.0254*2)" office:value-type="float" office:value="-189920.80708092" calcext:value-type="float">
            <text:p>-189.920,807</text:p>
          </table:table-cell>
          <table:table-cell table:formula="of:=(-([.L6])*9.81*([.A6]-[.A5]))" office:value-type="float" office:value="-67211.1025978587" calcext:value-type="float">
            <text:p>-67.211,103</text:p>
          </table:table-cell>
          <table:table-cell table:formula="of:=ABS([.R6]+[.S6])" office:value-type="float" office:value="257131.909678778" calcext:value-type="float">
            <text:p>257.131,910</text:p>
          </table:table-cell>
          <table:table-cell table:formula="of:=[.C6]+[.T6]" office:value-type="float" office:value="586790.276781872" calcext:value-type="float">
            <text:p>586.790,277</text:p>
          </table:table-cell>
        </table:table-row>
        <table:table-row table:style-name="ro1">
          <table:table-cell office:value-type="float" office:value="62.7376425856" calcext:value-type="float">
            <text:p>62,7376</text:p>
          </table:table-cell>
          <table:table-cell office:value-type="float" office:value="0.5059760956" calcext:value-type="float">
            <text:p>0,5060</text:p>
          </table:table-cell>
          <table:table-cell table:formula="of:=([.$C$2]+([.L6]*[.A7]*9.81))" office:value-type="float" office:value="365655.561797174" calcext:value-type="float">
            <text:p>365.655,5618</text:p>
          </table:table-cell>
          <table:table-cell table:formula="of:=[.E7]*3600" office:value-type="float" office:value="24.9394538269279" calcext:value-type="float">
            <text:p>24,9395</text:p>
          </table:table-cell>
          <table:table-cell table:formula="of:=[.$J$2]/[.H7]" office:value-type="float" office:value="0.00692762606303552" calcext:value-type="float">
            <text:p>0,0069</text:p>
          </table:table-cell>
          <table:table-cell office:value-type="float" office:value="60" calcext:value-type="float">
            <text:p>60,0000</text:p>
          </table:table-cell>
          <table:table-cell table:formula="of:=[.F7]/3600" office:value-type="float" office:value="0.0166666666666667" calcext:value-type="float">
            <text:p>0,0167</text:p>
          </table:table-cell>
          <table:table-cell table:formula="of:=[.C7]/([.C6]/[.H6])" office:value-type="float" office:value="6.67616865852231" calcext:value-type="float">
            <text:p>6,6762</text:p>
          </table:table-cell>
          <table:table-cell office:value-type="float" office:value="873" calcext:value-type="float">
            <text:p>873,0000</text:p>
          </table:table-cell>
          <table:table-cell table:formula="of:=[.E7]*[.H7]" office:value-type="float" office:value="0.04625" calcext:value-type="float">
            <text:p>0,0463</text:p>
          </table:table-cell>
          <table:table-cell table:formula="of:=[.G7]*[.I7]" office:value-type="float" office:value="14.55" calcext:value-type="float">
            <text:p>14,5500</text:p>
          </table:table-cell>
          <table:table-cell table:formula="of:=([.B7]*[.H7])+((1-[.B7])*[.I7])" office:value-type="float" office:value="434.660850292606" calcext:value-type="float">
            <text:p>434,6609</text:p>
          </table:table-cell>
          <table:table-cell table:formula="of:=([.E7]/[.$C$53])" office:value-type="float" office:value="2.18749518372988" calcext:value-type="float">
            <text:p>2,1875</text:p>
          </table:table-cell>
          <table:table-cell table:formula="of:=([.G7]/[.$C$53])" office:value-type="float" office:value="5.26273397703996" calcext:value-type="float">
            <text:p>5,2627</text:p>
          </table:table-cell>
          <table:table-cell table:formula="of:=([.M7]+[.N7])" office:value-type="float" office:value="7.45022916076984" calcext:value-type="float">
            <text:p>7,450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7])*[.L7]*[.A7]*(([.O7])^2))/(2.5*0.0254*2)" office:value-type="float" office:value="-202611.076550013" calcext:value-type="float">
            <text:p>-202.611,077</text:p>
          </table:table-cell>
          <table:table-cell table:formula="of:=(-([.L7])*9.81*([.A7]-[.A6]))" office:value-type="float" office:value="-29257.347241641" calcext:value-type="float">
            <text:p>-29.257,347</text:p>
          </table:table-cell>
          <table:table-cell table:formula="of:=ABS([.R7]+[.S7])" office:value-type="float" office:value="231868.423791654" calcext:value-type="float">
            <text:p>231.868,424</text:p>
          </table:table-cell>
          <table:table-cell table:formula="of:=[.C7]+[.T7]" office:value-type="float" office:value="597523.985588828" calcext:value-type="float">
            <text:p>597.523,986</text:p>
          </table:table-cell>
        </table:table-row>
        <table:table-row table:style-name="ro1">
          <table:table-cell office:value-type="float" office:value="74.144486692" calcext:value-type="float">
            <text:p>74,1445</text:p>
          </table:table-cell>
          <table:table-cell office:value-type="float" office:value="0.5059288538" calcext:value-type="float">
            <text:p>0,5059</text:p>
          </table:table-cell>
          <table:table-cell table:formula="of:=([.$C$2]+([.L7]*[.A8]*9.81))" office:value-type="float" office:value="417478.792230825" calcext:value-type="float">
            <text:p>417.478,7922</text:p>
          </table:table-cell>
          <table:table-cell table:formula="of:=[.E8]*3600" office:value-type="float" office:value="21.8436245617908" calcext:value-type="float">
            <text:p>21,8436</text:p>
          </table:table-cell>
          <table:table-cell table:formula="of:=[.$J$2]/[.H8]" office:value-type="float" office:value="0.00606767348938633" calcext:value-type="float">
            <text:p>0,0061</text:p>
          </table:table-cell>
          <table:table-cell office:value-type="float" office:value="60" calcext:value-type="float">
            <text:p>60,0000</text:p>
          </table:table-cell>
          <table:table-cell table:formula="of:=[.F8]/3600" office:value-type="float" office:value="0.0166666666666667" calcext:value-type="float">
            <text:p>0,0167</text:p>
          </table:table-cell>
          <table:table-cell table:formula="of:=[.C8]/([.C7]/[.H7])" office:value-type="float" office:value="7.62236136814238" calcext:value-type="float">
            <text:p>7,6224</text:p>
          </table:table-cell>
          <table:table-cell office:value-type="float" office:value="873" calcext:value-type="float">
            <text:p>873,0000</text:p>
          </table:table-cell>
          <table:table-cell table:formula="of:=[.E8]*[.H8]" office:value-type="float" office:value="0.04625" calcext:value-type="float">
            <text:p>0,0463</text:p>
          </table:table-cell>
          <table:table-cell table:formula="of:=[.G8]*[.I8]" office:value-type="float" office:value="14.55" calcext:value-type="float">
            <text:p>14,5500</text:p>
          </table:table-cell>
          <table:table-cell table:formula="of:=([.B8]*[.H8])+((1-[.B8])*[.I8])" office:value-type="float" office:value="435.180483182834" calcext:value-type="float">
            <text:p>435,1805</text:p>
          </table:table-cell>
          <table:table-cell table:formula="of:=([.E8]/[.$C$53])" office:value-type="float" office:value="1.91595308605068" calcext:value-type="float">
            <text:p>1,9160</text:p>
          </table:table-cell>
          <table:table-cell table:formula="of:=([.G8]/[.$C$53])" office:value-type="float" office:value="5.26273397703996" calcext:value-type="float">
            <text:p>5,2627</text:p>
          </table:table-cell>
          <table:table-cell table:formula="of:=([.M8]+[.N8])" office:value-type="float" office:value="7.17868706309064" calcext:value-type="float">
            <text:p>7,178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8])*[.L8]*[.A8]*(([.O8])^2))/(2.5*0.0254*2)" office:value-type="float" office:value="-222578.656609837" calcext:value-type="float">
            <text:p>-222.578,657</text:p>
          </table:table-cell>
          <table:table-cell table:formula="of:=(-([.L8])*9.81*([.A8]-[.A7]))" office:value-type="float" office:value="-48697.1924714794" calcext:value-type="float">
            <text:p>-48.697,192</text:p>
          </table:table-cell>
          <table:table-cell table:formula="of:=ABS([.R8]+[.S8])" office:value-type="float" office:value="271275.849081317" calcext:value-type="float">
            <text:p>271.275,849</text:p>
          </table:table-cell>
          <table:table-cell table:formula="of:=[.C8]+[.T8]" office:value-type="float" office:value="688754.641312142" calcext:value-type="float">
            <text:p>688.754,641</text:p>
          </table:table-cell>
        </table:table-row>
        <table:table-row table:style-name="ro1">
          <table:table-cell office:value-type="float" office:value="108.3650190114" calcext:value-type="float">
            <text:p>108,3650</text:p>
          </table:table-cell>
          <table:table-cell office:value-type="float" office:value="0.4901185771" calcext:value-type="float">
            <text:p>0,4901</text:p>
          </table:table-cell>
          <table:table-cell table:formula="of:=([.$C$2]+([.L8]*[.A9]*9.81))" office:value-type="float" office:value="563948.328481616" calcext:value-type="float">
            <text:p>563.948,3285</text:p>
          </table:table-cell>
          <table:table-cell table:formula="of:=[.E9]*3600" office:value-type="float" office:value="16.1703644455385" calcext:value-type="float">
            <text:p>16,1704</text:p>
          </table:table-cell>
          <table:table-cell table:formula="of:=[.$J$2]/[.H9]" office:value-type="float" office:value="0.00449176790153848" calcext:value-type="float">
            <text:p>0,0045</text:p>
          </table:table-cell>
          <table:table-cell office:value-type="float" office:value="60" calcext:value-type="float">
            <text:p>60,0000</text:p>
          </table:table-cell>
          <table:table-cell table:formula="of:=[.F9]/3600" office:value-type="float" office:value="0.0166666666666667" calcext:value-type="float">
            <text:p>0,0167</text:p>
          </table:table-cell>
          <table:table-cell table:formula="of:=[.C9]/([.C8]/[.H8])" office:value-type="float" office:value="10.2966139421761" calcext:value-type="float">
            <text:p>10,2966</text:p>
          </table:table-cell>
          <table:table-cell office:value-type="float" office:value="873" calcext:value-type="float">
            <text:p>873,0000</text:p>
          </table:table-cell>
          <table:table-cell table:formula="of:=[.E9]*[.H9]" office:value-type="float" office:value="0.04625" calcext:value-type="float">
            <text:p>0,0463</text:p>
          </table:table-cell>
          <table:table-cell table:formula="of:=[.G9]*[.I9]" office:value-type="float" office:value="14.55" calcext:value-type="float">
            <text:p>14,5500</text:p>
          </table:table-cell>
          <table:table-cell table:formula="of:=([.B9]*[.H9])+((1-[.B9])*[.I9])" office:value-type="float" office:value="450.173043965987" calcext:value-type="float">
            <text:p>450,1730</text:p>
          </table:table-cell>
          <table:table-cell table:formula="of:=([.E9]/[.$C$53])" office:value-type="float" office:value="1.41833877314424" calcext:value-type="float">
            <text:p>1,4183</text:p>
          </table:table-cell>
          <table:table-cell table:formula="of:=([.G9]/[.$C$53])" office:value-type="float" office:value="5.26273397703996" calcext:value-type="float">
            <text:p>5,2627</text:p>
          </table:table-cell>
          <table:table-cell table:formula="of:=([.M9]+[.N9])" office:value-type="float" office:value="6.6810727501842" calcext:value-type="float">
            <text:p>6,681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9])*[.L9]*[.A9]*(([.O9])^2))/(2.5*0.0254*2)" office:value-type="float" office:value="-291478.281114312" calcext:value-type="float">
            <text:p>-291.478,281</text:p>
          </table:table-cell>
          <table:table-cell table:formula="of:=(-([.L9])*9.81*([.A9]-[.A8]))" office:value-type="float" office:value="-151124.631375539" calcext:value-type="float">
            <text:p>-151.124,631</text:p>
          </table:table-cell>
          <table:table-cell table:formula="of:=ABS([.R9]+[.S9])" office:value-type="float" office:value="442602.912489851" calcext:value-type="float">
            <text:p>442.602,912</text:p>
          </table:table-cell>
          <table:table-cell table:formula="of:=[.C9]+[.T9]" office:value-type="float" office:value="1006551.24097147" calcext:value-type="float">
            <text:p>1.006.551,241</text:p>
          </table:table-cell>
        </table:table-row>
        <table:table-row table:style-name="ro1">
          <table:table-cell office:value-type="float" office:value="119.1559341684" calcext:value-type="float">
            <text:p>119,1559</text:p>
          </table:table-cell>
          <table:table-cell office:value-type="float" office:value="0.478245163" calcext:value-type="float">
            <text:p>0,4782</text:p>
          </table:table-cell>
          <table:table-cell table:formula="of:=([.$C$2]+([.L9]*[.A10]*9.81))" office:value-type="float" office:value="627541.145889666" calcext:value-type="float">
            <text:p>627.541,1459</text:p>
          </table:table-cell>
          <table:table-cell table:formula="of:=[.E10]*3600" office:value-type="float" office:value="14.5317164615105" calcext:value-type="float">
            <text:p>14,5317</text:p>
          </table:table-cell>
          <table:table-cell table:formula="of:=[.$J$2]/[.H10]" office:value-type="float" office:value="0.00403658790597513" calcext:value-type="float">
            <text:p>0,0040</text:p>
          </table:table-cell>
          <table:table-cell office:value-type="float" office:value="60" calcext:value-type="float">
            <text:p>60,0000</text:p>
          </table:table-cell>
          <table:table-cell table:formula="of:=[.F10]/3600" office:value-type="float" office:value="0.0166666666666667" calcext:value-type="float">
            <text:p>0,0167</text:p>
          </table:table-cell>
          <table:table-cell table:formula="of:=[.C10]/([.C9]/[.H9])" office:value-type="float" office:value="11.4576967174526" calcext:value-type="float">
            <text:p>11,4577</text:p>
          </table:table-cell>
          <table:table-cell office:value-type="float" office:value="873" calcext:value-type="float">
            <text:p>873,0000</text:p>
          </table:table-cell>
          <table:table-cell table:formula="of:=[.E10]*[.H10]" office:value-type="float" office:value="0.04625" calcext:value-type="float">
            <text:p>0,0463</text:p>
          </table:table-cell>
          <table:table-cell table:formula="of:=[.G10]*[.I10]" office:value-type="float" office:value="14.55" calcext:value-type="float">
            <text:p>14,5500</text:p>
          </table:table-cell>
          <table:table-cell table:formula="of:=([.B10]*[.H10])+((1-[.B10])*[.I10])" office:value-type="float" office:value="460.971560735243" calcext:value-type="float">
            <text:p>460,9716</text:p>
          </table:table-cell>
          <table:table-cell table:formula="of:=([.E10]/[.$C$53])" office:value-type="float" office:value="1.27460929944503" calcext:value-type="float">
            <text:p>1,2746</text:p>
          </table:table-cell>
          <table:table-cell table:formula="of:=([.G10]/[.$C$53])" office:value-type="float" office:value="5.26273397703996" calcext:value-type="float">
            <text:p>5,2627</text:p>
          </table:table-cell>
          <table:table-cell table:formula="of:=([.M10]+[.N10])" office:value-type="float" office:value="6.53734327648499" calcext:value-type="float">
            <text:p>6,537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0])*[.L10]*[.A10]*(([.O10])^2))/(2.5*0.0254*2)" office:value-type="float" office:value="-314222.724455426" calcext:value-type="float">
            <text:p>-314.222,724</text:p>
          </table:table-cell>
          <table:table-cell table:formula="of:=(-([.L10])*9.81*([.A10]-[.A9]))" office:value-type="float" office:value="-48797.9320665188" calcext:value-type="float">
            <text:p>-48.797,932</text:p>
          </table:table-cell>
          <table:table-cell table:formula="of:=ABS([.R10]+[.S10])" office:value-type="float" office:value="363020.656521945" calcext:value-type="float">
            <text:p>363.020,657</text:p>
          </table:table-cell>
          <table:table-cell table:formula="of:=[.C10]+[.T10]" office:value-type="float" office:value="990561.802411611" calcext:value-type="float">
            <text:p>990.561,802</text:p>
          </table:table-cell>
        </table:table-row>
        <table:table-row table:style-name="ro1">
          <table:table-cell office:value-type="float" office:value="136.8821292776" calcext:value-type="float">
            <text:p>136,8821</text:p>
          </table:table-cell>
          <table:table-cell office:value-type="float" office:value="0.4664031621" calcext:value-type="float">
            <text:p>0,4664</text:p>
          </table:table-cell>
          <table:table-cell table:formula="of:=([.$C$2]+([.L10]*[.A11]*9.81))" office:value-type="float" office:value="720323.921632312" calcext:value-type="float">
            <text:p>720.323,9216</text:p>
          </table:table-cell>
          <table:table-cell table:formula="of:=[.E11]*3600" office:value-type="float" office:value="12.6599294097231" calcext:value-type="float">
            <text:p>12,6599</text:p>
          </table:table-cell>
          <table:table-cell table:formula="of:=[.$J$2]/[.H11]" office:value-type="float" office:value="0.00351664705825642" calcext:value-type="float">
            <text:p>0,0035</text:p>
          </table:table-cell>
          <table:table-cell office:value-type="float" office:value="60" calcext:value-type="float">
            <text:p>60,0000</text:p>
          </table:table-cell>
          <table:table-cell table:formula="of:=[.F11]/3600" office:value-type="float" office:value="0.0166666666666667" calcext:value-type="float">
            <text:p>0,0167</text:p>
          </table:table-cell>
          <table:table-cell table:formula="of:=[.C11]/([.C10]/[.H10])" office:value-type="float" office:value="13.1517320998744" calcext:value-type="float">
            <text:p>13,1517</text:p>
          </table:table-cell>
          <table:table-cell office:value-type="float" office:value="873" calcext:value-type="float">
            <text:p>873,0000</text:p>
          </table:table-cell>
          <table:table-cell table:formula="of:=[.E11]*[.H11]" office:value-type="float" office:value="0.04625" calcext:value-type="float">
            <text:p>0,0463</text:p>
          </table:table-cell>
          <table:table-cell table:formula="of:=[.G11]*[.I11]" office:value-type="float" office:value="14.55" calcext:value-type="float">
            <text:p>14,5500</text:p>
          </table:table-cell>
          <table:table-cell table:formula="of:=([.B11]*[.H11])+((1-[.B11])*[.I11])" office:value-type="float" office:value="471.964048925174" calcext:value-type="float">
            <text:p>471,9640</text:p>
          </table:table-cell>
          <table:table-cell table:formula="of:=([.E11]/[.$C$53])" office:value-type="float" office:value="1.11043067752462" calcext:value-type="float">
            <text:p>1,1104</text:p>
          </table:table-cell>
          <table:table-cell table:formula="of:=([.G11]/[.$C$53])" office:value-type="float" office:value="5.26273397703996" calcext:value-type="float">
            <text:p>5,2627</text:p>
          </table:table-cell>
          <table:table-cell table:formula="of:=([.M11]+[.N11])" office:value-type="float" office:value="6.37316465456458" calcext:value-type="float">
            <text:p>6,373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1])*[.L11]*[.A11]*(([.O11])^2))/(2.5*0.0254*2)" office:value-type="float" office:value="-351245.807126835" calcext:value-type="float">
            <text:p>-351.245,807</text:p>
          </table:table-cell>
          <table:table-cell table:formula="of:=(-([.L11])*9.81*([.A11]-[.A10]))" office:value-type="float" office:value="-82071.7040627591" calcext:value-type="float">
            <text:p>-82.071,704</text:p>
          </table:table-cell>
          <table:table-cell table:formula="of:=ABS([.R11]+[.S11])" office:value-type="float" office:value="433317.511189594" calcext:value-type="float">
            <text:p>433.317,511</text:p>
          </table:table-cell>
          <table:table-cell table:formula="of:=[.C11]+[.T11]" office:value-type="float" office:value="1153641.43282191" calcext:value-type="float">
            <text:p>1.153.641,433</text:p>
          </table:table-cell>
        </table:table-row>
        <table:table-row table:style-name="ro1">
          <table:table-cell office:value-type="float" office:value="153.9923954373" calcext:value-type="float">
            <text:p>153,9924</text:p>
          </table:table-cell>
          <table:table-cell office:value-type="float" office:value="0.4624505929" calcext:value-type="float">
            <text:p>0,4625</text:p>
          </table:table-cell>
          <table:table-cell table:formula="of:=([.$C$2]+([.L11]*[.A12]*9.81))" office:value-type="float" office:value="814304.758396433" calcext:value-type="float">
            <text:p>814.304,7584</text:p>
          </table:table-cell>
          <table:table-cell table:formula="of:=[.E12]*3600" office:value-type="float" office:value="11.1988170349858" calcext:value-type="float">
            <text:p>11,1988</text:p>
          </table:table-cell>
          <table:table-cell table:formula="of:=[.$J$2]/[.H12]" office:value-type="float" office:value="0.00311078250971829" calcext:value-type="float">
            <text:p>0,0031</text:p>
          </table:table-cell>
          <table:table-cell office:value-type="float" office:value="60" calcext:value-type="float">
            <text:p>60,0000</text:p>
          </table:table-cell>
          <table:table-cell table:formula="of:=[.F12]/3600" office:value-type="float" office:value="0.0166666666666667" calcext:value-type="float">
            <text:p>0,0167</text:p>
          </table:table-cell>
          <table:table-cell table:formula="of:=[.C12]/([.C11]/[.H11])" office:value-type="float" office:value="14.8676417767915" calcext:value-type="float">
            <text:p>14,8676</text:p>
          </table:table-cell>
          <table:table-cell office:value-type="float" office:value="873" calcext:value-type="float">
            <text:p>873,0000</text:p>
          </table:table-cell>
          <table:table-cell table:formula="of:=[.E12]*[.H12]" office:value-type="float" office:value="0.04625" calcext:value-type="float">
            <text:p>0,0463</text:p>
          </table:table-cell>
          <table:table-cell table:formula="of:=[.G12]*[.I12]" office:value-type="float" office:value="14.55" calcext:value-type="float">
            <text:p>14,5500</text:p>
          </table:table-cell>
          <table:table-cell table:formula="of:=([.B12]*[.H12])+((1-[.B12])*[.I12])" office:value-type="float" office:value="476.156182153002" calcext:value-type="float">
            <text:p>476,1562</text:p>
          </table:table-cell>
          <table:table-cell table:formula="of:=([.E12]/[.$C$53])" office:value-type="float" office:value="0.982273248544564" calcext:value-type="float">
            <text:p>0,9823</text:p>
          </table:table-cell>
          <table:table-cell table:formula="of:=([.G12]/[.$C$53])" office:value-type="float" office:value="5.26273397703996" calcext:value-type="float">
            <text:p>5,2627</text:p>
          </table:table-cell>
          <table:table-cell table:formula="of:=([.M12]+[.N12])" office:value-type="float" office:value="6.24500722558453" calcext:value-type="float">
            <text:p>6,2450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2])*[.L12]*[.A12]*(([.O12])^2))/(2.5*0.0254*2)" office:value-type="float" office:value="-382789.302928449" calcext:value-type="float">
            <text:p>-382.789,303</text:p>
          </table:table-cell>
          <table:table-cell table:formula="of:=(-([.L12])*9.81*([.A12]-[.A11]))" office:value-type="float" office:value="-79923.6298903019" calcext:value-type="float">
            <text:p>-79.923,630</text:p>
          </table:table-cell>
          <table:table-cell table:formula="of:=ABS([.R12]+[.S12])" office:value-type="float" office:value="462712.932818751" calcext:value-type="float">
            <text:p>462.712,933</text:p>
          </table:table-cell>
          <table:table-cell table:formula="of:=[.C12]+[.T12]" office:value-type="float" office:value="1277017.69121518" calcext:value-type="float">
            <text:p>1.277.017,691</text:p>
          </table:table-cell>
        </table:table-row>
        <table:table-row table:style-name="ro1">
          <table:table-cell office:value-type="float" office:value="179.3986440507" calcext:value-type="float">
            <text:p>179,3986</text:p>
          </table:table-cell>
          <table:table-cell office:value-type="float" office:value="0.4386630374" calcext:value-type="float">
            <text:p>0,4387</text:p>
          </table:table-cell>
          <table:table-cell table:formula="of:=([.$C$2]+([.L12]*[.A13]*9.81))" office:value-type="float" office:value="939312.597393492" calcext:value-type="float">
            <text:p>939.312,5974</text:p>
          </table:table-cell>
          <table:table-cell table:formula="of:=[.E13]*3600" office:value-type="float" office:value="9.70842936132775" calcext:value-type="float">
            <text:p>9,7084</text:p>
          </table:table-cell>
          <table:table-cell table:formula="of:=[.$J$2]/[.H13]" office:value-type="float" office:value="0.00269678593370215" calcext:value-type="float">
            <text:p>0,0027</text:p>
          </table:table-cell>
          <table:table-cell office:value-type="float" office:value="60" calcext:value-type="float">
            <text:p>60,0000</text:p>
          </table:table-cell>
          <table:table-cell table:formula="of:=[.F13]/3600" office:value-type="float" office:value="0.0166666666666667" calcext:value-type="float">
            <text:p>0,0167</text:p>
          </table:table-cell>
          <table:table-cell table:formula="of:=[.C13]/([.C12]/[.H12])" office:value-type="float" office:value="17.1500449561111" calcext:value-type="float">
            <text:p>17,1500</text:p>
          </table:table-cell>
          <table:table-cell office:value-type="float" office:value="873" calcext:value-type="float">
            <text:p>873,0000</text:p>
          </table:table-cell>
          <table:table-cell table:formula="of:=[.E13]*[.H13]" office:value-type="float" office:value="0.04625" calcext:value-type="float">
            <text:p>0,0463</text:p>
          </table:table-cell>
          <table:table-cell table:formula="of:=[.G13]*[.I13]" office:value-type="float" office:value="14.55" calcext:value-type="float">
            <text:p>14,5500</text:p>
          </table:table-cell>
          <table:table-cell table:formula="of:=([.B13]*[.H13])+((1-[.B13])*[.I13])" office:value-type="float" office:value="497.570259161794" calcext:value-type="float">
            <text:p>497,5703</text:p>
          </table:table-cell>
          <table:table-cell table:formula="of:=([.E13]/[.$C$53])" office:value-type="float" office:value="0.851548017725865" calcext:value-type="float">
            <text:p>0,8515</text:p>
          </table:table-cell>
          <table:table-cell table:formula="of:=([.G13]/[.$C$53])" office:value-type="float" office:value="5.26273397703996" calcext:value-type="float">
            <text:p>5,2627</text:p>
          </table:table-cell>
          <table:table-cell table:formula="of:=([.M13]+[.N13])" office:value-type="float" office:value="6.11428199476582" calcext:value-type="float">
            <text:p>6,114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3])*[.L13]*[.A13]*(([.O13])^2))/(2.5*0.0254*2)" office:value-type="float" office:value="-446693.568942166" calcext:value-type="float">
            <text:p>-446.693,569</text:p>
          </table:table-cell>
          <table:table-cell table:formula="of:=(-([.L13])*9.81*([.A13]-[.A12]))" office:value-type="float" office:value="-124012.072264674" calcext:value-type="float">
            <text:p>-124.012,072</text:p>
          </table:table-cell>
          <table:table-cell table:formula="of:=ABS([.R13]+[.S13])" office:value-type="float" office:value="570705.641206839" calcext:value-type="float">
            <text:p>570.705,641</text:p>
          </table:table-cell>
          <table:table-cell table:formula="of:=[.C13]+[.T13]" office:value-type="float" office:value="1510018.23860033" calcext:value-type="float">
            <text:p>1.510.018,239</text:p>
          </table:table-cell>
        </table:table-row>
        <table:table-row table:style-name="ro1">
          <table:table-cell office:value-type="float" office:value="193.9163498099" calcext:value-type="float">
            <text:p>193,9163</text:p>
          </table:table-cell>
          <table:table-cell office:value-type="float" office:value="0.4466403162" calcext:value-type="float">
            <text:p>0,4466</text:p>
          </table:table-cell>
          <table:table-cell table:formula="of:=([.$C$2]+([.L13]*[.A14]*9.81))" office:value-type="float" office:value="1047862.55270439" calcext:value-type="float">
            <text:p>1.047.862,5527</text:p>
          </table:table-cell>
          <table:table-cell table:formula="of:=[.E14]*3600" office:value-type="float" office:value="8.70271580606105" calcext:value-type="float">
            <text:p>8,7027</text:p>
          </table:table-cell>
          <table:table-cell table:formula="of:=[.$J$2]/[.H14]" office:value-type="float" office:value="0.00241742105723918" calcext:value-type="float">
            <text:p>0,0024</text:p>
          </table:table-cell>
          <table:table-cell office:value-type="float" office:value="60" calcext:value-type="float">
            <text:p>60,0000</text:p>
          </table:table-cell>
          <table:table-cell table:formula="of:=[.F14]/3600" office:value-type="float" office:value="0.0166666666666667" calcext:value-type="float">
            <text:p>0,0167</text:p>
          </table:table-cell>
          <table:table-cell table:formula="of:=[.C14]/([.C13]/[.H13])" office:value-type="float" office:value="19.1319587713114" calcext:value-type="float">
            <text:p>19,1320</text:p>
          </table:table-cell>
          <table:table-cell office:value-type="float" office:value="873" calcext:value-type="float">
            <text:p>873,0000</text:p>
          </table:table-cell>
          <table:table-cell table:formula="of:=[.E14]*[.H14]" office:value-type="float" office:value="0.04625" calcext:value-type="float">
            <text:p>0,0463</text:p>
          </table:table-cell>
          <table:table-cell table:formula="of:=[.G14]*[.I14]" office:value-type="float" office:value="14.55" calcext:value-type="float">
            <text:p>14,5500</text:p>
          </table:table-cell>
          <table:table-cell table:formula="of:=([.B14]*[.H14])+((1-[.B14])*[.I14])" office:value-type="float" office:value="491.628108072544" calcext:value-type="float">
            <text:p>491,6281</text:p>
          </table:table-cell>
          <table:table-cell table:formula="of:=([.E14]/[.$C$53])" office:value-type="float" office:value="0.76333463608467" calcext:value-type="float">
            <text:p>0,7633</text:p>
          </table:table-cell>
          <table:table-cell table:formula="of:=([.G14]/[.$C$53])" office:value-type="float" office:value="5.26273397703996" calcext:value-type="float">
            <text:p>5,2627</text:p>
          </table:table-cell>
          <table:table-cell table:formula="of:=([.M14]+[.N14])" office:value-type="float" office:value="6.02606861312463" calcext:value-type="float">
            <text:p>6,026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4])*[.L14]*[.A14]*(([.O14])^2))/(2.5*0.0254*2)" office:value-type="float" office:value="-463409.014406345" calcext:value-type="float">
            <text:p>-463.409,014</text:p>
          </table:table-cell>
          <table:table-cell table:formula="of:=(-([.L14])*9.81*([.A14]-[.A13]))" office:value-type="float" office:value="-70017.0328384633" calcext:value-type="float">
            <text:p>-70.017,033</text:p>
          </table:table-cell>
          <table:table-cell table:formula="of:=ABS([.R14]+[.S14])" office:value-type="float" office:value="533426.047244809" calcext:value-type="float">
            <text:p>533.426,047</text:p>
          </table:table-cell>
          <table:table-cell table:formula="of:=[.C14]+[.T14]" office:value-type="float" office:value="1581288.5999492" calcext:value-type="float">
            <text:p>1.581.288,600</text:p>
          </table:table-cell>
        </table:table-row>
        <table:table-row table:style-name="ro1">
          <table:table-cell office:value-type="float" office:value="228.1368821293" calcext:value-type="float">
            <text:p>228,1369</text:p>
          </table:table-cell>
          <table:table-cell office:value-type="float" office:value="0.4229249012" calcext:value-type="float">
            <text:p>0,4229</text:p>
          </table:table-cell>
          <table:table-cell table:formula="of:=([.$C$2]+([.L14]*[.A15]*9.81))" office:value-type="float" office:value="1201599.92171684" calcext:value-type="float">
            <text:p>1.201.599,9217</text:p>
          </table:table-cell>
          <table:table-cell table:formula="of:=[.E15]*3600" office:value-type="float" office:value="7.58925648644392" calcext:value-type="float">
            <text:p>7,5893</text:p>
          </table:table-cell>
          <table:table-cell table:formula="of:=[.$J$2]/[.H15]" office:value-type="float" office:value="0.00210812680178998" calcext:value-type="float">
            <text:p>0,0021</text:p>
          </table:table-cell>
          <table:table-cell office:value-type="float" office:value="60" calcext:value-type="float">
            <text:p>60,0000</text:p>
          </table:table-cell>
          <table:table-cell table:formula="of:=[.F15]/3600" office:value-type="float" office:value="0.0166666666666667" calcext:value-type="float">
            <text:p>0,0167</text:p>
          </table:table-cell>
          <table:table-cell table:formula="of:=[.C15]/([.C14]/[.H14])" office:value-type="float" office:value="21.93890802049" calcext:value-type="float">
            <text:p>21,9389</text:p>
          </table:table-cell>
          <table:table-cell office:value-type="float" office:value="873" calcext:value-type="float">
            <text:p>873,0000</text:p>
          </table:table-cell>
          <table:table-cell table:formula="of:=[.E15]*[.H15]" office:value-type="float" office:value="0.04625" calcext:value-type="float">
            <text:p>0,0463</text:p>
          </table:table-cell>
          <table:table-cell table:formula="of:=[.G15]*[.I15]" office:value-type="float" office:value="14.55" calcext:value-type="float">
            <text:p>14,5500</text:p>
          </table:table-cell>
          <table:table-cell table:formula="of:=([.B15]*[.H15])+((1-[.B15])*[.I15])" office:value-type="float" office:value="513.065071759402" calcext:value-type="float">
            <text:p>513,0651</text:p>
          </table:table-cell>
          <table:table-cell table:formula="of:=([.E15]/[.$C$53])" office:value-type="float" office:value="0.665670632861322" calcext:value-type="float">
            <text:p>0,6657</text:p>
          </table:table-cell>
          <table:table-cell table:formula="of:=([.G15]/[.$C$53])" office:value-type="float" office:value="5.26273397703996" calcext:value-type="float">
            <text:p>5,2627</text:p>
          </table:table-cell>
          <table:table-cell table:formula="of:=([.M15]+[.N15])" office:value-type="float" office:value="5.92840460990128" calcext:value-type="float">
            <text:p>5,928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5])*[.L15]*[.A15]*(([.O15])^2))/(2.5*0.0254*2)" office:value-type="float" office:value="-550666.713078908" calcext:value-type="float">
            <text:p>-550.666,713</text:p>
          </table:table-cell>
          <table:table-cell table:formula="of:=(-([.L15])*9.81*([.A15]-[.A14]))" office:value-type="float" office:value="-172237.70032566" calcext:value-type="float">
            <text:p>-172.237,700</text:p>
          </table:table-cell>
          <table:table-cell table:formula="of:=ABS([.R15]+[.S15])" office:value-type="float" office:value="722904.413404568" calcext:value-type="float">
            <text:p>722.904,413</text:p>
          </table:table-cell>
          <table:table-cell table:formula="of:=[.C15]+[.T15]" office:value-type="float" office:value="1924504.3351214" calcext:value-type="float">
            <text:p>1.924.504,335</text:p>
          </table:table-cell>
        </table:table-row>
        <table:table-row table:style-name="ro1">
          <table:table-cell office:value-type="float" office:value="256.6539923954" calcext:value-type="float">
            <text:p>256,6540</text:p>
          </table:table-cell>
          <table:table-cell office:value-type="float" office:value="0.406374502" calcext:value-type="float">
            <text:p>0,4064</text:p>
          </table:table-cell>
          <table:table-cell table:formula="of:=([.$C$2]+([.L15]*[.A16]*9.81))" office:value-type="float" office:value="1393107.75244195" calcext:value-type="float">
            <text:p>1.393.107,7524</text:p>
          </table:table-cell>
          <table:table-cell table:formula="of:=[.E16]*3600" office:value-type="float" office:value="6.54597606252285" calcext:value-type="float">
            <text:p>6,5460</text:p>
          </table:table-cell>
          <table:table-cell table:formula="of:=[.$J$2]/[.H16]" office:value-type="float" office:value="0.00181832668403412" calcext:value-type="float">
            <text:p>0,0018</text:p>
          </table:table-cell>
          <table:table-cell office:value-type="float" office:value="60" calcext:value-type="float">
            <text:p>60,0000</text:p>
          </table:table-cell>
          <table:table-cell table:formula="of:=[.F16]/3600" office:value-type="float" office:value="0.0166666666666667" calcext:value-type="float">
            <text:p>0,0167</text:p>
          </table:table-cell>
          <table:table-cell table:formula="of:=[.C16]/([.C15]/[.H15])" office:value-type="float" office:value="25.4354733976571" calcext:value-type="float">
            <text:p>25,4355</text:p>
          </table:table-cell>
          <table:table-cell office:value-type="float" office:value="873" calcext:value-type="float">
            <text:p>873,0000</text:p>
          </table:table-cell>
          <table:table-cell table:formula="of:=[.E16]*[.H16]" office:value-type="float" office:value="0.04625" calcext:value-type="float">
            <text:p>0,0463</text:p>
          </table:table-cell>
          <table:table-cell table:formula="of:=[.G16]*[.I16]" office:value-type="float" office:value="14.55" calcext:value-type="float">
            <text:p>14,5500</text:p>
          </table:table-cell>
          <table:table-cell table:formula="of:=([.B16]*[.H16])+((1-[.B16])*[.I16])" office:value-type="float" office:value="528.571387589107" calcext:value-type="float">
            <text:p>528,5714</text:p>
          </table:table-cell>
          <table:table-cell table:formula="of:=([.E16]/[.$C$53])" office:value-type="float" office:value="0.574162177285488" calcext:value-type="float">
            <text:p>0,5742</text:p>
          </table:table-cell>
          <table:table-cell table:formula="of:=([.G16]/[.$C$53])" office:value-type="float" office:value="5.26273397703996" calcext:value-type="float">
            <text:p>5,2627</text:p>
          </table:table-cell>
          <table:table-cell table:formula="of:=([.M16]+[.N16])" office:value-type="float" office:value="5.83689615432545" calcext:value-type="float">
            <text:p>5,836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6])*[.L16]*[.A16]*(([.O16])^2))/(2.5*0.0254*2)" office:value-type="float" office:value="-618672.495105953" calcext:value-type="float">
            <text:p>-618.672,495</text:p>
          </table:table-cell>
          <table:table-cell table:formula="of:=(-([.L16])*9.81*([.A16]-[.A15]))" office:value-type="float" office:value="-147869.353010597" calcext:value-type="float">
            <text:p>-147.869,353</text:p>
          </table:table-cell>
          <table:table-cell table:formula="of:=ABS([.R16]+[.S16])" office:value-type="float" office:value="766541.84811655" calcext:value-type="float">
            <text:p>766.541,848</text:p>
          </table:table-cell>
          <table:table-cell table:formula="of:=[.C16]+[.T16]" office:value-type="float" office:value="2159649.6005585" calcext:value-type="float">
            <text:p>2.159.649,601</text:p>
          </table:table-cell>
        </table:table-row>
        <table:table-row table:style-name="ro1">
          <table:table-cell office:value-type="float" office:value="262.3574144487" calcext:value-type="float">
            <text:p>262,3574</text:p>
          </table:table-cell>
          <table:table-cell office:value-type="float" office:value="0.395256917" calcext:value-type="float">
            <text:p>0,3953</text:p>
          </table:table-cell>
          <table:table-cell table:formula="of:=([.$C$2]+([.L16]*[.A17]*9.81))" office:value-type="float" office:value="1461723.0477005" calcext:value-type="float">
            <text:p>1.461.723,0477</text:p>
          </table:table-cell>
          <table:table-cell table:formula="of:=[.E17]*3600" office:value-type="float" office:value="6.2386989206648" calcext:value-type="float">
            <text:p>6,2387</text:p>
          </table:table-cell>
          <table:table-cell table:formula="of:=[.$J$2]/[.H17]" office:value-type="float" office:value="0.00173297192240689" calcext:value-type="float">
            <text:p>0,0017</text:p>
          </table:table-cell>
          <table:table-cell office:value-type="float" office:value="60" calcext:value-type="float">
            <text:p>60,0000</text:p>
          </table:table-cell>
          <table:table-cell table:formula="of:=[.F17]/3600" office:value-type="float" office:value="0.0166666666666667" calcext:value-type="float">
            <text:p>0,0167</text:p>
          </table:table-cell>
          <table:table-cell table:formula="of:=[.C17]/([.C16]/[.H16])" office:value-type="float" office:value="26.6882569775074" calcext:value-type="float">
            <text:p>26,6883</text:p>
          </table:table-cell>
          <table:table-cell office:value-type="float" office:value="873" calcext:value-type="float">
            <text:p>873,0000</text:p>
          </table:table-cell>
          <table:table-cell table:formula="of:=[.E17]*[.H17]" office:value-type="float" office:value="0.04625" calcext:value-type="float">
            <text:p>0,0463</text:p>
          </table:table-cell>
          <table:table-cell table:formula="of:=[.G17]*[.I17]" office:value-type="float" office:value="14.55" calcext:value-type="float">
            <text:p>14,5500</text:p>
          </table:table-cell>
          <table:table-cell table:formula="of:=([.B17]*[.H17])+((1-[.B17])*[.I17])" office:value-type="float" office:value="538.489429632033" calcext:value-type="float">
            <text:p>538,4894</text:p>
          </table:table-cell>
          <table:table-cell table:formula="of:=([.E17]/[.$C$53])" office:value-type="float" office:value="0.547210213038419" calcext:value-type="float">
            <text:p>0,5472</text:p>
          </table:table-cell>
          <table:table-cell table:formula="of:=([.G17]/[.$C$53])" office:value-type="float" office:value="5.26273397703996" calcext:value-type="float">
            <text:p>5,2627</text:p>
          </table:table-cell>
          <table:table-cell table:formula="of:=([.M17]+[.N17])" office:value-type="float" office:value="5.80994419007838" calcext:value-type="float">
            <text:p>5,809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7])*[.L17]*[.A17]*(([.O17])^2))/(2.5*0.0254*2)" office:value-type="float" office:value="-638351.152115405" calcext:value-type="float">
            <text:p>-638.351,152</text:p>
          </table:table-cell>
          <table:table-cell table:formula="of:=(-([.L17])*9.81*([.A17]-[.A16]))" office:value-type="float" office:value="-30128.7907115207" calcext:value-type="float">
            <text:p>-30.128,791</text:p>
          </table:table-cell>
          <table:table-cell table:formula="of:=ABS([.R17]+[.S17])" office:value-type="float" office:value="668479.942826926" calcext:value-type="float">
            <text:p>668.479,943</text:p>
          </table:table-cell>
          <table:table-cell table:formula="of:=[.C17]+[.T17]" office:value-type="float" office:value="2130202.99052743" calcext:value-type="float">
            <text:p>2.130.202,991</text:p>
          </table:table-cell>
        </table:table-row>
        <table:table-row table:style-name="ro1">
          <table:table-cell office:value-type="float" office:value="275.8336063715" calcext:value-type="float">
            <text:p>275,8336</text:p>
          </table:table-cell>
          <table:table-cell office:value-type="float" office:value="0.390780553" calcext:value-type="float">
            <text:p>0,3908</text:p>
          </table:table-cell>
          <table:table-cell table:formula="of:=([.$C$2]+([.L17]*[.A18]*9.81))" office:value-type="float" office:value="1558438.45222337" calcext:value-type="float">
            <text:p>1.558.438,4522</text:p>
          </table:table-cell>
          <table:table-cell table:formula="of:=[.E18]*3600" office:value-type="float" office:value="5.85153041301686" calcext:value-type="float">
            <text:p>5,8515</text:p>
          </table:table-cell>
          <table:table-cell table:formula="of:=[.$J$2]/[.H18]" office:value-type="float" office:value="0.00162542511472691" calcext:value-type="float">
            <text:p>0,0016</text:p>
          </table:table-cell>
          <table:table-cell office:value-type="float" office:value="60" calcext:value-type="float">
            <text:p>60,0000</text:p>
          </table:table-cell>
          <table:table-cell table:formula="of:=[.F18]/3600" office:value-type="float" office:value="0.0166666666666667" calcext:value-type="float">
            <text:p>0,0167</text:p>
          </table:table-cell>
          <table:table-cell table:formula="of:=[.C18]/([.C17]/[.H17])" office:value-type="float" office:value="28.4540946125166" calcext:value-type="float">
            <text:p>28,4541</text:p>
          </table:table-cell>
          <table:table-cell office:value-type="float" office:value="873" calcext:value-type="float">
            <text:p>873,0000</text:p>
          </table:table-cell>
          <table:table-cell table:formula="of:=[.E18]*[.H18]" office:value-type="float" office:value="0.04625" calcext:value-type="float">
            <text:p>0,0463</text:p>
          </table:table-cell>
          <table:table-cell table:formula="of:=[.G18]*[.I18]" office:value-type="float" office:value="14.55" calcext:value-type="float">
            <text:p>14,5500</text:p>
          </table:table-cell>
          <table:table-cell table:formula="of:=([.B18]*[.H18])+((1-[.B18])*[.I18])" office:value-type="float" office:value="542.967884058794" calcext:value-type="float">
            <text:p>542,9679</text:p>
          </table:table-cell>
          <table:table-cell table:formula="of:=([.E18]/[.$C$53])" office:value-type="float" office:value="0.513250798704442" calcext:value-type="float">
            <text:p>0,5133</text:p>
          </table:table-cell>
          <table:table-cell table:formula="of:=([.G18]/[.$C$53])" office:value-type="float" office:value="5.26273397703996" calcext:value-type="float">
            <text:p>5,2627</text:p>
          </table:table-cell>
          <table:table-cell table:formula="of:=([.M18]+[.N18])" office:value-type="float" office:value="5.7759847757444" calcext:value-type="float">
            <text:p>5,7760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8])*[.L18]*[.A18]*(([.O18])^2))/(2.5*0.0254*2)" office:value-type="float" office:value="-668834.397078943" calcext:value-type="float">
            <text:p>-668.834,397</text:p>
          </table:table-cell>
          <table:table-cell table:formula="of:=(-([.L18])*9.81*([.A18]-[.A17]))" office:value-type="float" office:value="-71781.1376463656" calcext:value-type="float">
            <text:p>-71.781,138</text:p>
          </table:table-cell>
          <table:table-cell table:formula="of:=ABS([.R18]+[.S18])" office:value-type="float" office:value="740615.534725309" calcext:value-type="float">
            <text:p>740.615,535</text:p>
          </table:table-cell>
          <table:table-cell table:formula="of:=[.C18]+[.T18]" office:value-type="float" office:value="2299053.98694868" calcext:value-type="float">
            <text:p>2.299.053,987</text:p>
          </table:table-cell>
        </table:table-row>
        <table:table-row table:style-name="ro1">
          <table:table-cell office:value-type="float" office:value="296.5779467681" calcext:value-type="float">
            <text:p>296,5779</text:p>
          </table:table-cell>
          <table:table-cell office:value-type="float" office:value="0.3754940711" calcext:value-type="float">
            <text:p>0,3755</text:p>
          </table:table-cell>
          <table:table-cell table:formula="of:=([.$C$2]+([.L18]*[.A19]*9.81))" office:value-type="float" office:value="1681051.86511088" calcext:value-type="float">
            <text:p>1.681.051,8651</text:p>
          </table:table-cell>
          <table:table-cell table:formula="of:=[.E19]*3600" office:value-type="float" office:value="5.42472852222111" calcext:value-type="float">
            <text:p>5,4247</text:p>
          </table:table-cell>
          <table:table-cell table:formula="of:=[.$J$2]/[.H19]" office:value-type="float" office:value="0.00150686903395031" calcext:value-type="float">
            <text:p>0,0015</text:p>
          </table:table-cell>
          <table:table-cell office:value-type="float" office:value="60" calcext:value-type="float">
            <text:p>60,0000</text:p>
          </table:table-cell>
          <table:table-cell table:formula="of:=[.F19]/3600" office:value-type="float" office:value="0.0166666666666667" calcext:value-type="float">
            <text:p>0,0167</text:p>
          </table:table-cell>
          <table:table-cell table:formula="of:=[.C19]/([.C18]/[.H18])" office:value-type="float" office:value="30.6927801673342" calcext:value-type="float">
            <text:p>30,6928</text:p>
          </table:table-cell>
          <table:table-cell office:value-type="float" office:value="873" calcext:value-type="float">
            <text:p>873,0000</text:p>
          </table:table-cell>
          <table:table-cell table:formula="of:=[.E19]*[.H19]" office:value-type="float" office:value="0.04625" calcext:value-type="float">
            <text:p>0,0463</text:p>
          </table:table-cell>
          <table:table-cell table:formula="of:=[.G19]*[.I19]" office:value-type="float" office:value="14.55" calcext:value-type="float">
            <text:p>14,5500</text:p>
          </table:table-cell>
          <table:table-cell table:formula="of:=([.B19]*[.H19])+((1-[.B19])*[.I19])" office:value-type="float" office:value="556.71863290811" calcext:value-type="float">
            <text:p>556,7186</text:p>
          </table:table-cell>
          <table:table-cell table:formula="of:=([.E19]/[.$C$53])" office:value-type="float" office:value="0.47581505183518" calcext:value-type="float">
            <text:p>0,4758</text:p>
          </table:table-cell>
          <table:table-cell table:formula="of:=([.G19]/[.$C$53])" office:value-type="float" office:value="5.26273397703996" calcext:value-type="float">
            <text:p>5,2627</text:p>
          </table:table-cell>
          <table:table-cell table:formula="of:=([.M19]+[.N19])" office:value-type="float" office:value="5.73854902887514" calcext:value-type="float">
            <text:p>5,738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19])*[.L19]*[.A19]*(([.O19])^2))/(2.5*0.0254*2)" office:value-type="float" office:value="-727820.032059497" calcext:value-type="float">
            <text:p>-727.820,032</text:p>
          </table:table-cell>
          <table:table-cell table:formula="of:=(-([.L19])*9.81*([.A19]-[.A18]))" office:value-type="float" office:value="-113293.343704783" calcext:value-type="float">
            <text:p>-113.293,344</text:p>
          </table:table-cell>
          <table:table-cell table:formula="of:=ABS([.R19]+[.S19])" office:value-type="float" office:value="841113.37576428" calcext:value-type="float">
            <text:p>841.113,376</text:p>
          </table:table-cell>
          <table:table-cell table:formula="of:=[.C19]+[.T19]" office:value-type="float" office:value="2522165.24087516" calcext:value-type="float">
            <text:p>2.522.165,241</text:p>
          </table:table-cell>
        </table:table-row>
        <table:table-row table:style-name="ro1">
          <table:table-cell office:value-type="float" office:value="342.2053231939" calcext:value-type="float">
            <text:p>342,2053</text:p>
          </table:table-cell>
          <table:table-cell office:value-type="float" office:value="0.3438735178" calcext:value-type="float">
            <text:p>0,3439</text:p>
          </table:table-cell>
          <table:table-cell table:formula="of:=([.$C$2]+([.L19]*[.A20]*9.81))" office:value-type="float" office:value="1970248.50188041" calcext:value-type="float">
            <text:p>1.970.248,5019</text:p>
          </table:table-cell>
          <table:table-cell table:formula="of:=[.E20]*3600" office:value-type="float" office:value="4.62847706332302" calcext:value-type="float">
            <text:p>4,6285</text:p>
          </table:table-cell>
          <table:table-cell table:formula="of:=[.$J$2]/[.H20]" office:value-type="float" office:value="0.00128568807314528" calcext:value-type="float">
            <text:p>0,0013</text:p>
          </table:table-cell>
          <table:table-cell office:value-type="float" office:value="60" calcext:value-type="float">
            <text:p>60,0000</text:p>
          </table:table-cell>
          <table:table-cell table:formula="of:=[.F20]/3600" office:value-type="float" office:value="0.0166666666666667" calcext:value-type="float">
            <text:p>0,0167</text:p>
          </table:table-cell>
          <table:table-cell table:formula="of:=[.C20]/([.C19]/[.H19])" office:value-type="float" office:value="35.9729556227856" calcext:value-type="float">
            <text:p>35,9730</text:p>
          </table:table-cell>
          <table:table-cell office:value-type="float" office:value="873" calcext:value-type="float">
            <text:p>873,0000</text:p>
          </table:table-cell>
          <table:table-cell table:formula="of:=[.E20]*[.H20]" office:value-type="float" office:value="0.04625" calcext:value-type="float">
            <text:p>0,0463</text:p>
          </table:table-cell>
          <table:table-cell table:formula="of:=[.G20]*[.I20]" office:value-type="float" office:value="14.55" calcext:value-type="float">
            <text:p>14,5500</text:p>
          </table:table-cell>
          <table:table-cell table:formula="of:=([.B20]*[.H20])+((1-[.B20])*[.I20])" office:value-type="float" office:value="585.168565756271" calcext:value-type="float">
            <text:p>585,1686</text:p>
          </table:table-cell>
          <table:table-cell table:formula="of:=([.E20]/[.$C$53])" office:value-type="float" office:value="0.405974058385003" calcext:value-type="float">
            <text:p>0,4060</text:p>
          </table:table-cell>
          <table:table-cell table:formula="of:=([.G20]/[.$C$53])" office:value-type="float" office:value="5.26273397703996" calcext:value-type="float">
            <text:p>5,2627</text:p>
          </table:table-cell>
          <table:table-cell table:formula="of:=([.M20]+[.N20])" office:value-type="float" office:value="5.66870803542496" calcext:value-type="float">
            <text:p>5,668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0])*[.L20]*[.A20]*(([.O20])^2))/(2.5*0.0254*2)" office:value-type="float" office:value="-861352.916794253" calcext:value-type="float">
            <text:p>-861.352,917</text:p>
          </table:table-cell>
          <table:table-cell table:formula="of:=(-([.L20])*9.81*([.A20]-[.A19]))" office:value-type="float" office:value="-261924.120002831" calcext:value-type="float">
            <text:p>-261.924,120</text:p>
          </table:table-cell>
          <table:table-cell table:formula="of:=ABS([.R20]+[.S20])" office:value-type="float" office:value="1123277.03679708" calcext:value-type="float">
            <text:p>1.123.277,037</text:p>
          </table:table-cell>
          <table:table-cell table:formula="of:=[.C20]+[.T20]" office:value-type="float" office:value="3093525.53867749" calcext:value-type="float">
            <text:p>3.093.525,539</text:p>
          </table:table-cell>
        </table:table-row>
        <table:table-row table:style-name="ro1">
          <table:table-cell office:value-type="float" office:value="359.3155893536" calcext:value-type="float">
            <text:p>359,3156</text:p>
          </table:table-cell>
          <table:table-cell office:value-type="float" office:value="0.3162055336" calcext:value-type="float">
            <text:p>0,3162</text:p>
          </table:table-cell>
          <table:table-cell table:formula="of:=([.$C$2]+([.L20]*[.A21]*9.81))" office:value-type="float" office:value="2163977.44502473" calcext:value-type="float">
            <text:p>2.163.977,4450</text:p>
          </table:table-cell>
          <table:table-cell table:formula="of:=[.E21]*3600" office:value-type="float" office:value="4.21411508745914" calcext:value-type="float">
            <text:p>4,2141</text:p>
          </table:table-cell>
          <table:table-cell table:formula="of:=[.$J$2]/[.H21]" office:value-type="float" office:value="0.00117058752429421" calcext:value-type="float">
            <text:p>0,0012</text:p>
          </table:table-cell>
          <table:table-cell office:value-type="float" office:value="60" calcext:value-type="float">
            <text:p>60,0000</text:p>
          </table:table-cell>
          <table:table-cell table:formula="of:=[.F21]/3600" office:value-type="float" office:value="0.0166666666666667" calcext:value-type="float">
            <text:p>0,0167</text:p>
          </table:table-cell>
          <table:table-cell table:formula="of:=[.C21]/([.C20]/[.H20])" office:value-type="float" office:value="39.5100742491562" calcext:value-type="float">
            <text:p>39,5101</text:p>
          </table:table-cell>
          <table:table-cell office:value-type="float" office:value="873" calcext:value-type="float">
            <text:p>873,0000</text:p>
          </table:table-cell>
          <table:table-cell table:formula="of:=[.E21]*[.H21]" office:value-type="float" office:value="0.04625" calcext:value-type="float">
            <text:p>0,0463</text:p>
          </table:table-cell>
          <table:table-cell table:formula="of:=[.G21]*[.I21]" office:value-type="float" office:value="14.55" calcext:value-type="float">
            <text:p>14,5500</text:p>
          </table:table-cell>
          <table:table-cell table:formula="of:=([.B21]*[.H21])+((1-[.B21])*[.I21])" office:value-type="float" office:value="609.44587327773" calcext:value-type="float">
            <text:p>609,4459</text:p>
          </table:table-cell>
          <table:table-cell table:formula="of:=([.E21]/[.$C$53])" office:value-type="float" office:value="0.369629444232133" calcext:value-type="float">
            <text:p>0,3696</text:p>
          </table:table-cell>
          <table:table-cell table:formula="of:=([.G21]/[.$C$53])" office:value-type="float" office:value="5.26273397703996" calcext:value-type="float">
            <text:p>5,2627</text:p>
          </table:table-cell>
          <table:table-cell table:formula="of:=([.M21]+[.N21])" office:value-type="float" office:value="5.63236342127209" calcext:value-type="float">
            <text:p>5,632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1])*[.L21]*[.A21]*(([.O21])^2))/(2.5*0.0254*2)" office:value-type="float" office:value="-929903.194851656" calcext:value-type="float">
            <text:p>-929.903,195</text:p>
          </table:table-cell>
          <table:table-cell table:formula="of:=(-([.L21])*9.81*([.A21]-[.A20]))" office:value-type="float" office:value="-102296.532607802" calcext:value-type="float">
            <text:p>-102.296,533</text:p>
          </table:table-cell>
          <table:table-cell table:formula="of:=ABS([.R21]+[.S21])" office:value-type="float" office:value="1032199.72745946" calcext:value-type="float">
            <text:p>1.032.199,727</text:p>
          </table:table-cell>
          <table:table-cell table:formula="of:=[.C21]+[.T21]" office:value-type="float" office:value="3196177.17248419" calcext:value-type="float">
            <text:p>3.196.177,172</text:p>
          </table:table-cell>
        </table:table-row>
        <table:table-row table:style-name="ro1">
          <table:table-cell office:value-type="float" office:value="399.2395437262" calcext:value-type="float">
            <text:p>399,2395</text:p>
          </table:table-cell>
          <table:table-cell office:value-type="float" office:value="0.3003952569" calcext:value-type="float">
            <text:p>0,3004</text:p>
          </table:table-cell>
          <table:table-cell table:formula="of:=([.$C$2]+([.L21]*[.A22]*9.81))" office:value-type="float" office:value="2488244.09418125" calcext:value-type="float">
            <text:p>2.488.244,0942</text:p>
          </table:table-cell>
          <table:table-cell table:formula="of:=[.E22]*3600" office:value-type="float" office:value="3.66493384685422" calcext:value-type="float">
            <text:p>3,6649</text:p>
          </table:table-cell>
          <table:table-cell table:formula="of:=[.$J$2]/[.H22]" office:value-type="float" office:value="0.00101803717968173" calcext:value-type="float">
            <text:p>0,0010</text:p>
          </table:table-cell>
          <table:table-cell office:value-type="float" office:value="60" calcext:value-type="float">
            <text:p>60,0000</text:p>
          </table:table-cell>
          <table:table-cell table:formula="of:=[.F22]/3600" office:value-type="float" office:value="0.0166666666666667" calcext:value-type="float">
            <text:p>0,0167</text:p>
          </table:table-cell>
          <table:table-cell table:formula="of:=[.C22]/([.C21]/[.H21])" office:value-type="float" office:value="45.4305608115995" calcext:value-type="float">
            <text:p>45,4306</text:p>
          </table:table-cell>
          <table:table-cell office:value-type="float" office:value="873" calcext:value-type="float">
            <text:p>873,0000</text:p>
          </table:table-cell>
          <table:table-cell table:formula="of:=[.E22]*[.H22]" office:value-type="float" office:value="0.04625" calcext:value-type="float">
            <text:p>0,0463</text:p>
          </table:table-cell>
          <table:table-cell table:formula="of:=[.G22]*[.I22]" office:value-type="float" office:value="14.55" calcext:value-type="float">
            <text:p>14,5500</text:p>
          </table:table-cell>
          <table:table-cell table:formula="of:=([.B22]*[.H22])+((1-[.B22])*[.I22])" office:value-type="float" office:value="624.402065712412" calcext:value-type="float">
            <text:p>624,4021</text:p>
          </table:table-cell>
          <table:table-cell table:formula="of:=([.E22]/[.$C$53])" office:value-type="float" office:value="0.321459531324058" calcext:value-type="float">
            <text:p>0,3215</text:p>
          </table:table-cell>
          <table:table-cell table:formula="of:=([.G22]/[.$C$53])" office:value-type="float" office:value="5.26273397703996" calcext:value-type="float">
            <text:p>5,2627</text:p>
          </table:table-cell>
          <table:table-cell table:formula="of:=([.M22]+[.N22])" office:value-type="float" office:value="5.58419350836402" calcext:value-type="float">
            <text:p>5,584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2])*[.L22]*[.A22]*(([.O22])^2))/(2.5*0.0254*2)" office:value-type="float" office:value="-1040552.50970774" calcext:value-type="float">
            <text:p>-1.040.552,510</text:p>
          </table:table-cell>
          <table:table-cell table:formula="of:=(-([.L22])*9.81*([.A22]-[.A21]))" office:value-type="float" office:value="-244549.56189608" calcext:value-type="float">
            <text:p>-244.549,562</text:p>
          </table:table-cell>
          <table:table-cell table:formula="of:=ABS([.R22]+[.S22])" office:value-type="float" office:value="1285102.07160382" calcext:value-type="float">
            <text:p>1.285.102,072</text:p>
          </table:table-cell>
          <table:table-cell table:formula="of:=[.C22]+[.T22]" office:value-type="float" office:value="3773346.16578508" calcext:value-type="float">
            <text:p>3.773.346,166</text:p>
          </table:table-cell>
        </table:table-row>
        <table:table-row table:style-name="ro1">
          <table:table-cell office:value-type="float" office:value="402.3048617587" calcext:value-type="float">
            <text:p>402,3049</text:p>
          </table:table-cell>
          <table:table-cell office:value-type="float" office:value="0.2949231713" calcext:value-type="float">
            <text:p>0,2949</text:p>
          </table:table-cell>
          <table:table-cell table:formula="of:=([.$C$2]+([.L22]*[.A23]*9.81))" office:value-type="float" office:value="2565596.86980441" calcext:value-type="float">
            <text:p>2.565.596,8698</text:p>
          </table:table-cell>
          <table:table-cell table:formula="of:=[.E23]*3600" office:value-type="float" office:value="3.55443604851888" calcext:value-type="float">
            <text:p>3,5544</text:p>
          </table:table-cell>
          <table:table-cell table:formula="of:=[.$J$2]/[.H23]" office:value-type="float" office:value="0.0009873433468108" calcext:value-type="float">
            <text:p>0,0010</text:p>
          </table:table-cell>
          <table:table-cell office:value-type="float" office:value="60" calcext:value-type="float">
            <text:p>60,0000</text:p>
          </table:table-cell>
          <table:table-cell table:formula="of:=[.F23]/3600" office:value-type="float" office:value="0.0166666666666667" calcext:value-type="float">
            <text:p>0,0167</text:p>
          </table:table-cell>
          <table:table-cell table:formula="of:=[.C23]/([.C22]/[.H22])" office:value-type="float" office:value="46.8428740107393" calcext:value-type="float">
            <text:p>46,8429</text:p>
          </table:table-cell>
          <table:table-cell office:value-type="float" office:value="873" calcext:value-type="float">
            <text:p>873,0000</text:p>
          </table:table-cell>
          <table:table-cell table:formula="of:=[.E23]*[.H23]" office:value-type="float" office:value="0.04625" calcext:value-type="float">
            <text:p>0,0463</text:p>
          </table:table-cell>
          <table:table-cell table:formula="of:=[.G23]*[.I23]" office:value-type="float" office:value="14.55" calcext:value-type="float">
            <text:p>14,5500</text:p>
          </table:table-cell>
          <table:table-cell table:formula="of:=([.B23]*[.H23])+((1-[.B23])*[.I23])" office:value-type="float" office:value="629.347120411154" calcext:value-type="float">
            <text:p>629,3471</text:p>
          </table:table-cell>
          <table:table-cell table:formula="of:=([.E23]/[.$C$53])" office:value-type="float" office:value="0.311767522695933" calcext:value-type="float">
            <text:p>0,3118</text:p>
          </table:table-cell>
          <table:table-cell table:formula="of:=([.G23]/[.$C$53])" office:value-type="float" office:value="5.26273397703996" calcext:value-type="float">
            <text:p>5,2627</text:p>
          </table:table-cell>
          <table:table-cell table:formula="of:=([.M23]+[.N23])" office:value-type="float" office:value="5.57450149973589" calcext:value-type="float">
            <text:p>5,574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3])*[.L23]*[.A23]*(([.O23])^2))/(2.5*0.0254*2)" office:value-type="float" office:value="-1053180.48705561" calcext:value-type="float">
            <text:p>-1.053.180,487</text:p>
          </table:table-cell>
          <table:table-cell table:formula="of:=(-([.L23])*9.81*([.A23]-[.A22]))" office:value-type="float" office:value="-18924.9524443718" calcext:value-type="float">
            <text:p>-18.924,952</text:p>
          </table:table-cell>
          <table:table-cell table:formula="of:=ABS([.R23]+[.S23])" office:value-type="float" office:value="1072105.43949998" calcext:value-type="float">
            <text:p>1.072.105,439</text:p>
          </table:table-cell>
          <table:table-cell table:formula="of:=[.C23]+[.T23]" office:value-type="float" office:value="3637702.3093044" calcext:value-type="float">
            <text:p>3.637.702,309</text:p>
          </table:table-cell>
        </table:table-row>
        <table:table-row table:style-name="ro1">
          <table:table-cell office:value-type="float" office:value="439.1634980989" calcext:value-type="float">
            <text:p>439,1635</text:p>
          </table:table-cell>
          <table:table-cell office:value-type="float" office:value="0.2806324111" calcext:value-type="float">
            <text:p>0,2806</text:p>
          </table:table-cell>
          <table:table-cell table:formula="of:=([.$C$2]+([.L23]*[.A24]*9.81))" office:value-type="float" office:value="2812674.43542786" calcext:value-type="float">
            <text:p>2.812.674,4354</text:p>
          </table:table-cell>
          <table:table-cell table:formula="of:=[.E24]*3600" office:value-type="float" office:value="3.2421989140072" calcext:value-type="float">
            <text:p>3,2422</text:p>
          </table:table-cell>
          <table:table-cell table:formula="of:=[.$J$2]/[.H24]" office:value-type="float" office:value="0.000900610809446444" calcext:value-type="float">
            <text:p>0,0009</text:p>
          </table:table-cell>
          <table:table-cell office:value-type="float" office:value="60" calcext:value-type="float">
            <text:p>60,0000</text:p>
          </table:table-cell>
          <table:table-cell table:formula="of:=[.F24]/3600" office:value-type="float" office:value="0.0166666666666667" calcext:value-type="float">
            <text:p>0,0167</text:p>
          </table:table-cell>
          <table:table-cell table:formula="of:=[.C24]/([.C23]/[.H23])" office:value-type="float" office:value="51.3540360773899" calcext:value-type="float">
            <text:p>51,3540</text:p>
          </table:table-cell>
          <table:table-cell office:value-type="float" office:value="873" calcext:value-type="float">
            <text:p>873,0000</text:p>
          </table:table-cell>
          <table:table-cell table:formula="of:=[.E24]*[.H24]" office:value-type="float" office:value="0.04625" calcext:value-type="float">
            <text:p>0,0463</text:p>
          </table:table-cell>
          <table:table-cell table:formula="of:=[.G24]*[.I24]" office:value-type="float" office:value="14.55" calcext:value-type="float">
            <text:p>14,5500</text:p>
          </table:table-cell>
          <table:table-cell table:formula="of:=([.B24]*[.H24])+((1-[.B24])*[.I24])" office:value-type="float" office:value="642.419512073814" calcext:value-type="float">
            <text:p>642,4195</text:p>
          </table:table-cell>
          <table:table-cell table:formula="of:=([.E24]/[.$C$53])" office:value-type="float" office:value="0.284380506417796" calcext:value-type="float">
            <text:p>0,2844</text:p>
          </table:table-cell>
          <table:table-cell table:formula="of:=([.G24]/[.$C$53])" office:value-type="float" office:value="5.26273397703996" calcext:value-type="float">
            <text:p>5,2627</text:p>
          </table:table-cell>
          <table:table-cell table:formula="of:=([.M24]+[.N24])" office:value-type="float" office:value="5.54711448345776" calcext:value-type="float">
            <text:p>5,5471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4])*[.L24]*[.A24]*(([.O24])^2))/(2.5*0.0254*2)" office:value-type="float" office:value="-1162048.93655452" calcext:value-type="float">
            <text:p>-1.162.048,937</text:p>
          </table:table-cell>
          <table:table-cell table:formula="of:=(-([.L24])*9.81*([.A24]-[.A23]))" office:value-type="float" office:value="-232288.117370833" calcext:value-type="float">
            <text:p>-232.288,117</text:p>
          </table:table-cell>
          <table:table-cell table:formula="of:=ABS([.R24]+[.S24])" office:value-type="float" office:value="1394337.05392536" calcext:value-type="float">
            <text:p>1.394.337,054</text:p>
          </table:table-cell>
          <table:table-cell table:formula="of:=[.C24]+[.T24]" office:value-type="float" office:value="4207011.48935321" calcext:value-type="float">
            <text:p>4.207.011,489</text:p>
          </table:table-cell>
        </table:table-row>
        <table:table-row table:style-name="ro1">
          <table:table-cell office:value-type="float" office:value="490.4942965779" calcext:value-type="float">
            <text:p>490,4943</text:p>
          </table:table-cell>
          <table:table-cell office:value-type="float" office:value="0.2608695652" calcext:value-type="float">
            <text:p>0,2609</text:p>
          </table:table-cell>
          <table:table-cell table:formula="of:=([.$C$2]+([.L24]*[.A25]*9.81))" office:value-type="float" office:value="3192486.47655595" calcext:value-type="float">
            <text:p>3.192.486,4766</text:p>
          </table:table-cell>
          <table:table-cell table:formula="of:=[.E25]*3600" office:value-type="float" office:value="2.85647255421982" calcext:value-type="float">
            <text:p>2,8565</text:p>
          </table:table-cell>
          <table:table-cell table:formula="of:=[.$J$2]/[.H25]" office:value-type="float" office:value="0.000793464598394395" calcext:value-type="float">
            <text:p>0,0008</text:p>
          </table:table-cell>
          <table:table-cell office:value-type="float" office:value="60" calcext:value-type="float">
            <text:p>60,0000</text:p>
          </table:table-cell>
          <table:table-cell table:formula="of:=[.F25]/3600" office:value-type="float" office:value="0.0166666666666667" calcext:value-type="float">
            <text:p>0,0167</text:p>
          </table:table-cell>
          <table:table-cell table:formula="of:=[.C25]/([.C24]/[.H24])" office:value-type="float" office:value="58.2886748742018" calcext:value-type="float">
            <text:p>58,2887</text:p>
          </table:table-cell>
          <table:table-cell office:value-type="float" office:value="873" calcext:value-type="float">
            <text:p>873,0000</text:p>
          </table:table-cell>
          <table:table-cell table:formula="of:=[.E25]*[.H25]" office:value-type="float" office:value="0.04625" calcext:value-type="float">
            <text:p>0,0463</text:p>
          </table:table-cell>
          <table:table-cell table:formula="of:=[.G25]*[.I25]" office:value-type="float" office:value="14.55" calcext:value-type="float">
            <text:p>14,5500</text:p>
          </table:table-cell>
          <table:table-cell table:formula="of:=([.B25]*[.H25])+((1-[.B25])*[.I25])" office:value-type="float" office:value="660.466610850917" calcext:value-type="float">
            <text:p>660,4666</text:p>
          </table:table-cell>
          <table:table-cell table:formula="of:=([.E25]/[.$C$53])" office:value-type="float" office:value="0.250547586092913" calcext:value-type="float">
            <text:p>0,2505</text:p>
          </table:table-cell>
          <table:table-cell table:formula="of:=([.G25]/[.$C$53])" office:value-type="float" office:value="5.26273397703996" calcext:value-type="float">
            <text:p>5,2627</text:p>
          </table:table-cell>
          <table:table-cell table:formula="of:=([.M25]+[.N25])" office:value-type="float" office:value="5.51328156313287" calcext:value-type="float">
            <text:p>5,513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5])*[.L25]*[.A25]*(([.O25])^2))/(2.5*0.0254*2)" office:value-type="float" office:value="-1318106.11361347" calcext:value-type="float">
            <text:p>-1.318.106,114</text:p>
          </table:table-cell>
          <table:table-cell table:formula="of:=(-([.L25])*9.81*([.A25]-[.A24]))" office:value-type="float" office:value="-332581.352121263" calcext:value-type="float">
            <text:p>-332.581,352</text:p>
          </table:table-cell>
          <table:table-cell table:formula="of:=ABS([.R25]+[.S25])" office:value-type="float" office:value="1650687.46573474" calcext:value-type="float">
            <text:p>1.650.687,466</text:p>
          </table:table-cell>
          <table:table-cell table:formula="of:=[.C25]+[.T25]" office:value-type="float" office:value="4843173.94229068" calcext:value-type="float">
            <text:p>4.843.173,942</text:p>
          </table:table-cell>
        </table:table-row>
        <table:table-row table:style-name="ro1">
          <table:table-cell office:value-type="float" office:value="507.8067898279" calcext:value-type="float">
            <text:p>507,8068</text:p>
          </table:table-cell>
          <table:table-cell office:value-type="float" office:value="0.2512286715" calcext:value-type="float">
            <text:p>0,2512</text:p>
          </table:table-cell>
          <table:table-cell table:formula="of:=([.$C$2]+([.L25]*[.A26]*9.81))" office:value-type="float" office:value="3391495.30285268" calcext:value-type="float">
            <text:p>3.391.495,3029</text:p>
          </table:table-cell>
          <table:table-cell table:formula="of:=[.E26]*3600" office:value-type="float" office:value="2.68885821316915" calcext:value-type="float">
            <text:p>2,6889</text:p>
          </table:table-cell>
          <table:table-cell table:formula="of:=[.$J$2]/[.H26]" office:value-type="float" office:value="0.000746905059213652" calcext:value-type="float">
            <text:p>0,0007</text:p>
          </table:table-cell>
          <table:table-cell office:value-type="float" office:value="60" calcext:value-type="float">
            <text:p>60,0000</text:p>
          </table:table-cell>
          <table:table-cell table:formula="of:=[.F26]/3600" office:value-type="float" office:value="0.0166666666666667" calcext:value-type="float">
            <text:p>0,0167</text:p>
          </table:table-cell>
          <table:table-cell table:formula="of:=[.C26]/([.C25]/[.H25])" office:value-type="float" office:value="61.9221940318525" calcext:value-type="float">
            <text:p>61,9222</text:p>
          </table:table-cell>
          <table:table-cell office:value-type="float" office:value="873" calcext:value-type="float">
            <text:p>873,0000</text:p>
          </table:table-cell>
          <table:table-cell table:formula="of:=[.E26]*[.H26]" office:value-type="float" office:value="0.04625" calcext:value-type="float">
            <text:p>0,0463</text:p>
          </table:table-cell>
          <table:table-cell table:formula="of:=[.G26]*[.I26]" office:value-type="float" office:value="14.55" calcext:value-type="float">
            <text:p>14,5500</text:p>
          </table:table-cell>
          <table:table-cell table:formula="of:=([.B26]*[.H26])+((1-[.B26])*[.I26])" office:value-type="float" office:value="669.234000323487" calcext:value-type="float">
            <text:p>669,2340</text:p>
          </table:table-cell>
          <table:table-cell table:formula="of:=([.E26]/[.$C$53])" office:value-type="float" office:value="0.235845757964804" calcext:value-type="float">
            <text:p>0,2358</text:p>
          </table:table-cell>
          <table:table-cell table:formula="of:=([.G26]/[.$C$53])" office:value-type="float" office:value="5.26273397703996" calcext:value-type="float">
            <text:p>5,2627</text:p>
          </table:table-cell>
          <table:table-cell table:formula="of:=([.M26]+[.N26])" office:value-type="float" office:value="5.49857973500476" calcext:value-type="float">
            <text:p>5,498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6])*[.L26]*[.A26]*(([.O26])^2))/(2.5*0.0254*2)" office:value-type="float" office:value="-1375380.16000019" calcext:value-type="float">
            <text:p>-1.375.380,160</text:p>
          </table:table-cell>
          <table:table-cell table:formula="of:=(-([.L26])*9.81*([.A26]-[.A25]))" office:value-type="float" office:value="-113659.730401187" calcext:value-type="float">
            <text:p>-113.659,730</text:p>
          </table:table-cell>
          <table:table-cell table:formula="of:=ABS([.R26]+[.S26])" office:value-type="float" office:value="1489039.89040138" calcext:value-type="float">
            <text:p>1.489.039,890</text:p>
          </table:table-cell>
          <table:table-cell table:formula="of:=[.C26]+[.T26]" office:value-type="float" office:value="4880535.19325405" calcext:value-type="float">
            <text:p>4.880.535,193</text:p>
          </table:table-cell>
        </table:table-row>
        <table:table-row table:style-name="ro1">
          <table:table-cell office:value-type="float" office:value="541.825095057" calcext:value-type="float">
            <text:p>541,8251</text:p>
          </table:table-cell>
          <table:table-cell office:value-type="float" office:value="0.233201581" calcext:value-type="float">
            <text:p>0,2332</text:p>
          </table:table-cell>
          <table:table-cell table:formula="of:=([.$C$2]+([.L26]*[.A27]*9.81))" office:value-type="float" office:value="3658507.28099678" calcext:value-type="float">
            <text:p>3.658.507,2810</text:p>
          </table:table-cell>
          <table:table-cell table:formula="of:=[.E27]*3600" office:value-type="float" office:value="2.4926149654991" calcext:value-type="float">
            <text:p>2,4926</text:p>
          </table:table-cell>
          <table:table-cell table:formula="of:=[.$J$2]/[.H27]" office:value-type="float" office:value="0.000692393045971973" calcext:value-type="float">
            <text:p>0,0007</text:p>
          </table:table-cell>
          <table:table-cell office:value-type="float" office:value="60" calcext:value-type="float">
            <text:p>60,0000</text:p>
          </table:table-cell>
          <table:table-cell table:formula="of:=[.F27]/3600" office:value-type="float" office:value="0.0166666666666667" calcext:value-type="float">
            <text:p>0,0167</text:p>
          </table:table-cell>
          <table:table-cell table:formula="of:=[.C27]/([.C26]/[.H26])" office:value-type="float" office:value="66.7973202057146" calcext:value-type="float">
            <text:p>66,7973</text:p>
          </table:table-cell>
          <table:table-cell office:value-type="float" office:value="873" calcext:value-type="float">
            <text:p>873,0000</text:p>
          </table:table-cell>
          <table:table-cell table:formula="of:=[.E27]*[.H27]" office:value-type="float" office:value="0.04625" calcext:value-type="float">
            <text:p>0,0463</text:p>
          </table:table-cell>
          <table:table-cell table:formula="of:=[.G27]*[.I27]" office:value-type="float" office:value="14.55" calcext:value-type="float">
            <text:p>14,5500</text:p>
          </table:table-cell>
          <table:table-cell table:formula="of:=([.B27]*[.H27])+((1-[.B27])*[.I27])" office:value-type="float" office:value="684.992260465536" calcext:value-type="float">
            <text:p>684,9923</text:p>
          </table:table-cell>
          <table:table-cell table:formula="of:=([.E27]/[.$C$53])" office:value-type="float" office:value="0.218632824510174" calcext:value-type="float">
            <text:p>0,2186</text:p>
          </table:table-cell>
          <table:table-cell table:formula="of:=([.G27]/[.$C$53])" office:value-type="float" office:value="5.26273397703996" calcext:value-type="float">
            <text:p>5,2627</text:p>
          </table:table-cell>
          <table:table-cell table:formula="of:=([.M27]+[.N27])" office:value-type="float" office:value="5.48136680155013" calcext:value-type="float">
            <text:p>5,481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7])*[.L27]*[.A27]*(([.O27])^2))/(2.5*0.0254*2)" office:value-type="float" office:value="-1492683.42739242" calcext:value-type="float">
            <text:p>-1.492.683,427</text:p>
          </table:table-cell>
          <table:table-cell table:formula="of:=(-([.L27])*9.81*([.A27]-[.A26]))" office:value-type="float" office:value="-228595.325559621" calcext:value-type="float">
            <text:p>-228.595,326</text:p>
          </table:table-cell>
          <table:table-cell table:formula="of:=ABS([.R27]+[.S27])" office:value-type="float" office:value="1721278.75295204" calcext:value-type="float">
            <text:p>1.721.278,753</text:p>
          </table:table-cell>
          <table:table-cell table:formula="of:=[.C27]+[.T27]" office:value-type="float" office:value="5379786.03394882" calcext:value-type="float">
            <text:p>5.379.786,034</text:p>
          </table:table-cell>
        </table:table-row>
        <table:table-row table:style-name="ro1">
          <table:table-cell office:value-type="float" office:value="581.7490494297" calcext:value-type="float">
            <text:p>581,7490</text:p>
          </table:table-cell>
          <table:table-cell office:value-type="float" office:value="0.2055335968" calcext:value-type="float">
            <text:p>0,2055</text:p>
          </table:table-cell>
          <table:table-cell table:formula="of:=([.$C$2]+([.L27]*[.A28]*9.81))" office:value-type="float" office:value="4010547.18061069" calcext:value-type="float">
            <text:p>4.010.547,1806</text:p>
          </table:table-cell>
          <table:table-cell table:formula="of:=[.E28]*3600" office:value-type="float" office:value="2.27381691059209" calcext:value-type="float">
            <text:p>2,2738</text:p>
          </table:table-cell>
          <table:table-cell table:formula="of:=[.$J$2]/[.H28]" office:value-type="float" office:value="0.000631615808497802" calcext:value-type="float">
            <text:p>0,0006</text:p>
          </table:table-cell>
          <table:table-cell office:value-type="float" office:value="60" calcext:value-type="float">
            <text:p>60,0000</text:p>
          </table:table-cell>
          <table:table-cell table:formula="of:=[.F28]/3600" office:value-type="float" office:value="0.0166666666666667" calcext:value-type="float">
            <text:p>0,0167</text:p>
          </table:table-cell>
          <table:table-cell table:formula="of:=[.C28]/([.C27]/[.H27])" office:value-type="float" office:value="73.2248930089295" calcext:value-type="float">
            <text:p>73,2249</text:p>
          </table:table-cell>
          <table:table-cell office:value-type="float" office:value="873" calcext:value-type="float">
            <text:p>873,0000</text:p>
          </table:table-cell>
          <table:table-cell table:formula="of:=[.E28]*[.H28]" office:value-type="float" office:value="0.04625" calcext:value-type="float">
            <text:p>0,0463</text:p>
          </table:table-cell>
          <table:table-cell table:formula="of:=[.G28]*[.I28]" office:value-type="float" office:value="14.55" calcext:value-type="float">
            <text:p>14,5500</text:p>
          </table:table-cell>
          <table:table-cell table:formula="of:=([.B28]*[.H28])+((1-[.B28])*[.I28])" office:value-type="float" office:value="708.619345629021" calcext:value-type="float">
            <text:p>708,6193</text:p>
          </table:table-cell>
          <table:table-cell table:formula="of:=([.E28]/[.$C$53])" office:value-type="float" office:value="0.199441558549017" calcext:value-type="float">
            <text:p>0,1994</text:p>
          </table:table-cell>
          <table:table-cell table:formula="of:=([.G28]/[.$C$53])" office:value-type="float" office:value="5.26273397703996" calcext:value-type="float">
            <text:p>5,2627</text:p>
          </table:table-cell>
          <table:table-cell table:formula="of:=([.M28]+[.N28])" office:value-type="float" office:value="5.46217553558898" calcext:value-type="float">
            <text:p>5,462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8])*[.L28]*[.A28]*(([.O28])^2))/(2.5*0.0254*2)" office:value-type="float" office:value="-1646361.46689717" calcext:value-type="float">
            <text:p>-1.646.361,467</text:p>
          </table:table-cell>
          <table:table-cell table:formula="of:=(-([.L28])*9.81*([.A28]-[.A27]))" office:value-type="float" office:value="-277533.595804779" calcext:value-type="float">
            <text:p>-277.533,596</text:p>
          </table:table-cell>
          <table:table-cell table:formula="of:=ABS([.R28]+[.S28])" office:value-type="float" office:value="1923895.06270195" calcext:value-type="float">
            <text:p>1.923.895,063</text:p>
          </table:table-cell>
          <table:table-cell table:formula="of:=[.C28]+[.T28]" office:value-type="float" office:value="5934442.24331264" calcext:value-type="float">
            <text:p>5.934.442,243</text:p>
          </table:table-cell>
        </table:table-row>
        <table:table-row table:style-name="ro1">
          <table:table-cell office:value-type="float" office:value="583.1149028404" calcext:value-type="float">
            <text:p>583,1149</text:p>
          </table:table-cell>
          <table:table-cell office:value-type="float" office:value="0.203316783" calcext:value-type="float">
            <text:p>0,2033</text:p>
          </table:table-cell>
          <table:table-cell table:formula="of:=([.$C$2]+([.L28]*[.A29]*9.81))" office:value-type="float" office:value="4154880.77360625" calcext:value-type="float">
            <text:p>4.154.880,7736</text:p>
          </table:table-cell>
          <table:table-cell table:formula="of:=[.E29]*3600" office:value-type="float" office:value="2.19482832285579" calcext:value-type="float">
            <text:p>2,1948</text:p>
          </table:table-cell>
          <table:table-cell table:formula="of:=[.$J$2]/[.H29]" office:value-type="float" office:value="0.000609674534126609" calcext:value-type="float">
            <text:p>0,0006</text:p>
          </table:table-cell>
          <table:table-cell office:value-type="float" office:value="60" calcext:value-type="float">
            <text:p>60,0000</text:p>
          </table:table-cell>
          <table:table-cell table:formula="of:=[.F29]/3600" office:value-type="float" office:value="0.0166666666666667" calcext:value-type="float">
            <text:p>0,0167</text:p>
          </table:table-cell>
          <table:table-cell table:formula="of:=[.C29]/([.C28]/[.H28])" office:value-type="float" office:value="75.8601473592062" calcext:value-type="float">
            <text:p>75,8601</text:p>
          </table:table-cell>
          <table:table-cell office:value-type="float" office:value="873" calcext:value-type="float">
            <text:p>873,0000</text:p>
          </table:table-cell>
          <table:table-cell table:formula="of:=[.E29]*[.H29]" office:value-type="float" office:value="0.04625" calcext:value-type="float">
            <text:p>0,0463</text:p>
          </table:table-cell>
          <table:table-cell table:formula="of:=[.G29]*[.I29]" office:value-type="float" office:value="14.55" calcext:value-type="float">
            <text:p>14,5500</text:p>
          </table:table-cell>
          <table:table-cell table:formula="of:=([.B29]*[.H29])+((1-[.B29])*[.I29])" office:value-type="float" office:value="710.92808955998" calcext:value-type="float">
            <text:p>710,9281</text:p>
          </table:table-cell>
          <table:table-cell table:formula="of:=([.E29]/[.$C$53])" office:value-type="float" office:value="0.192513293141047" calcext:value-type="float">
            <text:p>0,1925</text:p>
          </table:table-cell>
          <table:table-cell table:formula="of:=([.G29]/[.$C$53])" office:value-type="float" office:value="5.26273397703996" calcext:value-type="float">
            <text:p>5,2627</text:p>
          </table:table-cell>
          <table:table-cell table:formula="of:=([.M29]+[.N29])" office:value-type="float" office:value="5.45524727018101" calcext:value-type="float">
            <text:p>5,455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29])*[.L29]*[.A29]*(([.O29])^2))/(2.5*0.0254*2)" office:value-type="float" office:value="-1651406.14653169" calcext:value-type="float">
            <text:p>-1.651.406,147</text:p>
          </table:table-cell>
          <table:table-cell table:formula="of:=(-([.L29])*9.81*([.A29]-[.A28]))" office:value-type="float" office:value="-9525.74108326042" calcext:value-type="float">
            <text:p>-9.525,741</text:p>
          </table:table-cell>
          <table:table-cell table:formula="of:=ABS([.R29]+[.S29])" office:value-type="float" office:value="1660931.88761495" calcext:value-type="float">
            <text:p>1.660.931,888</text:p>
          </table:table-cell>
          <table:table-cell table:formula="of:=[.C29]+[.T29]" office:value-type="float" office:value="5815812.6612212" calcext:value-type="float">
            <text:p>5.815.812,661</text:p>
          </table:table-cell>
        </table:table-row>
        <table:table-row table:style-name="ro1">
          <table:table-cell office:value-type="float" office:value="615.969581749" calcext:value-type="float">
            <text:p>615,9696</text:p>
          </table:table-cell>
          <table:table-cell office:value-type="float" office:value="0.1818181818" calcext:value-type="float">
            <text:p>0,1818</text:p>
          </table:table-cell>
          <table:table-cell table:formula="of:=([.$C$2]+([.L29]*[.A30]*9.81))" office:value-type="float" office:value="4397222.86498259" calcext:value-type="float">
            <text:p>4.397.222,8650</text:p>
          </table:table-cell>
          <table:table-cell table:formula="of:=[.E30]*3600" office:value-type="float" office:value="2.07386577392322" calcext:value-type="float">
            <text:p>2,0739</text:p>
          </table:table-cell>
          <table:table-cell table:formula="of:=[.$J$2]/[.H30]" office:value-type="float" office:value="0.000576073826089784" calcext:value-type="float">
            <text:p>0,0006</text:p>
          </table:table-cell>
          <table:table-cell office:value-type="float" office:value="60" calcext:value-type="float">
            <text:p>60,0000</text:p>
          </table:table-cell>
          <table:table-cell table:formula="of:=[.F30]/3600" office:value-type="float" office:value="0.0166666666666667" calcext:value-type="float">
            <text:p>0,0167</text:p>
          </table:table-cell>
          <table:table-cell table:formula="of:=[.C30]/([.C29]/[.H29])" office:value-type="float" office:value="80.2848487561588" calcext:value-type="float">
            <text:p>80,2848</text:p>
          </table:table-cell>
          <table:table-cell office:value-type="float" office:value="873" calcext:value-type="float">
            <text:p>873,0000</text:p>
          </table:table-cell>
          <table:table-cell table:formula="of:=[.E30]*[.H30]" office:value-type="float" office:value="0.04625" calcext:value-type="float">
            <text:p>0,0463</text:p>
          </table:table-cell>
          <table:table-cell table:formula="of:=[.G30]*[.I30]" office:value-type="float" office:value="14.55" calcext:value-type="float">
            <text:p>14,5500</text:p>
          </table:table-cell>
          <table:table-cell table:formula="of:=([.B30]*[.H30])+((1-[.B30])*[.I30])" office:value-type="float" office:value="728.869972515533" calcext:value-type="float">
            <text:p>728,8700</text:p>
          </table:table-cell>
          <table:table-cell table:formula="of:=([.E30]/[.$C$53])" office:value-type="float" office:value="0.181903397870767" calcext:value-type="float">
            <text:p>0,1819</text:p>
          </table:table-cell>
          <table:table-cell table:formula="of:=([.G30]/[.$C$53])" office:value-type="float" office:value="5.26273397703996" calcext:value-type="float">
            <text:p>5,2627</text:p>
          </table:table-cell>
          <table:table-cell table:formula="of:=([.M30]+[.N30])" office:value-type="float" office:value="5.44463737491073" calcext:value-type="float">
            <text:p>5,444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0])*[.L30]*[.A30]*(([.O30])^2))/(2.5*0.0254*2)" office:value-type="float" office:value="-1781527.15069308" calcext:value-type="float">
            <text:p>-1.781.527,151</text:p>
          </table:table-cell>
          <table:table-cell table:formula="of:=(-([.L30])*9.81*([.A30]-[.A29]))" office:value-type="float" office:value="-234917.999237687" calcext:value-type="float">
            <text:p>-234.917,999</text:p>
          </table:table-cell>
          <table:table-cell table:formula="of:=ABS([.R30]+[.S30])" office:value-type="float" office:value="2016445.14993077" calcext:value-type="float">
            <text:p>2.016.445,150</text:p>
          </table:table-cell>
          <table:table-cell table:formula="of:=[.C30]+[.T30]" office:value-type="float" office:value="6413668.01491336" calcext:value-type="float">
            <text:p>6.413.668,015</text:p>
          </table:table-cell>
        </table:table-row>
        <table:table-row table:style-name="ro1">
          <table:table-cell office:value-type="float" office:value="661.5969581749" calcext:value-type="float">
            <text:p>661,5970</text:p>
          </table:table-cell>
          <table:table-cell office:value-type="float" office:value="0.1660079051" calcext:value-type="float">
            <text:p>0,1660</text:p>
          </table:table-cell>
          <table:table-cell table:formula="of:=([.$C$2]+([.L30]*[.A31]*9.81))" office:value-type="float" office:value="4831885.11743595" calcext:value-type="float">
            <text:p>4.831.885,1174</text:p>
          </table:table-cell>
          <table:table-cell table:formula="of:=[.E31]*3600" office:value-type="float" office:value="1.88730687472122" calcext:value-type="float">
            <text:p>1,8873</text:p>
          </table:table-cell>
          <table:table-cell table:formula="of:=[.$J$2]/[.H31]" office:value-type="float" office:value="0.000524251909644783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31]/3600" office:value-type="float" office:value="0.0166666666666667" calcext:value-type="float">
            <text:p>0,0167</text:p>
          </table:table-cell>
          <table:table-cell table:formula="of:=[.C31]/([.C30]/[.H30])" office:value-type="float" office:value="88.2209471231829" calcext:value-type="float">
            <text:p>88,2209</text:p>
          </table:table-cell>
          <table:table-cell office:value-type="float" office:value="873" calcext:value-type="float">
            <text:p>873,0000</text:p>
          </table:table-cell>
          <table:table-cell table:formula="of:=[.E31]*[.H31]" office:value-type="float" office:value="0.04625" calcext:value-type="float">
            <text:p>0,0463</text:p>
          </table:table-cell>
          <table:table-cell table:formula="of:=[.G31]*[.I31]" office:value-type="float" office:value="14.55" calcext:value-type="float">
            <text:p>14,5500</text:p>
          </table:table-cell>
          <table:table-cell table:formula="of:=([.B31]*[.H31])+((1-[.B31])*[.I31])" office:value-type="float" office:value="742.720473465558" calcext:value-type="float">
            <text:p>742,7205</text:p>
          </table:table-cell>
          <table:table-cell table:formula="of:=([.E31]/[.$C$53])" office:value-type="float" office:value="0.165539900244941" calcext:value-type="float">
            <text:p>0,1655</text:p>
          </table:table-cell>
          <table:table-cell table:formula="of:=([.G31]/[.$C$53])" office:value-type="float" office:value="5.26273397703996" calcext:value-type="float">
            <text:p>5,2627</text:p>
          </table:table-cell>
          <table:table-cell table:formula="of:=([.M31]+[.N31])" office:value-type="float" office:value="5.4282738772849" calcext:value-type="float">
            <text:p>5,428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1])*[.L31]*[.A31]*(([.O31])^2))/(2.5*0.0254*2)" office:value-type="float" office:value="-1938150.95073754" calcext:value-type="float">
            <text:p>-1.938.150,951</text:p>
          </table:table-cell>
          <table:table-cell table:formula="of:=(-([.L31])*9.81*([.A31]-[.A30]))" office:value-type="float" office:value="-332445.07276217" calcext:value-type="float">
            <text:p>-332.445,073</text:p>
          </table:table-cell>
          <table:table-cell table:formula="of:=ABS([.R31]+[.S31])" office:value-type="float" office:value="2270596.02349971" calcext:value-type="float">
            <text:p>2.270.596,023</text:p>
          </table:table-cell>
          <table:table-cell table:formula="of:=[.C31]+[.T31]" office:value-type="float" office:value="7102481.14093566" calcext:value-type="float">
            <text:p>7.102.481,141</text:p>
          </table:table-cell>
        </table:table-row>
        <table:table-row table:style-name="ro1">
          <table:table-cell office:value-type="float" office:value="695.8174904943" calcext:value-type="float">
            <text:p>695,8175</text:p>
          </table:table-cell>
          <table:table-cell office:value-type="float" office:value="0.1462450593" calcext:value-type="float">
            <text:p>0,1462</text:p>
          </table:table-cell>
          <table:table-cell table:formula="of:=([.$C$2]+([.L31]*[.A32]*9.81))" office:value-type="float" office:value="5171112.35961817" calcext:value-type="float">
            <text:p>5.171.112,3596</text:p>
          </table:table-cell>
          <table:table-cell table:formula="of:=[.E32]*3600" office:value-type="float" office:value="1.7634987147472" calcext:value-type="float">
            <text:p>1,7635</text:p>
          </table:table-cell>
          <table:table-cell table:formula="of:=[.$J$2]/[.H32]" office:value-type="float" office:value="0.000489860754096444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32]/3600" office:value-type="float" office:value="0.0166666666666667" calcext:value-type="float">
            <text:p>0,0167</text:p>
          </table:table-cell>
          <table:table-cell table:formula="of:=[.C32]/([.C31]/[.H31])" office:value-type="float" office:value="94.4145853964335" calcext:value-type="float">
            <text:p>94,4146</text:p>
          </table:table-cell>
          <table:table-cell office:value-type="float" office:value="873" calcext:value-type="float">
            <text:p>873,0000</text:p>
          </table:table-cell>
          <table:table-cell table:formula="of:=[.E32]*[.H32]" office:value-type="float" office:value="0.04625" calcext:value-type="float">
            <text:p>0,0463</text:p>
          </table:table-cell>
          <table:table-cell table:formula="of:=[.G32]*[.I32]" office:value-type="float" office:value="14.55" calcext:value-type="float">
            <text:p>14,5500</text:p>
          </table:table-cell>
          <table:table-cell table:formula="of:=([.B32]*[.H32])+((1-[.B32])*[.I32])" office:value-type="float" office:value="759.135729871186" calcext:value-type="float">
            <text:p>759,1357</text:p>
          </table:table-cell>
          <table:table-cell table:formula="of:=([.E32]/[.$C$53])" office:value-type="float" office:value="0.154680410076106" calcext:value-type="float">
            <text:p>0,1547</text:p>
          </table:table-cell>
          <table:table-cell table:formula="of:=([.G32]/[.$C$53])" office:value-type="float" office:value="5.26273397703996" calcext:value-type="float">
            <text:p>5,2627</text:p>
          </table:table-cell>
          <table:table-cell table:formula="of:=([.M32]+[.N32])" office:value-type="float" office:value="5.41741438711607" calcext:value-type="float">
            <text:p>5,417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2])*[.L32]*[.A32]*(([.O32])^2))/(2.5*0.0254*2)" office:value-type="float" office:value="-2075124.16506999" calcext:value-type="float">
            <text:p>-2.075.124,165</text:p>
          </table:table-cell>
          <table:table-cell table:formula="of:=(-([.L32])*9.81*([.A32]-[.A31]))" office:value-type="float" office:value="-254844.462320698" calcext:value-type="float">
            <text:p>-254.844,462</text:p>
          </table:table-cell>
          <table:table-cell table:formula="of:=ABS([.R32]+[.S32])" office:value-type="float" office:value="2329968.62739069" calcext:value-type="float">
            <text:p>2.329.968,627</text:p>
          </table:table-cell>
          <table:table-cell table:formula="of:=[.C32]+[.T32]" office:value-type="float" office:value="7501080.98700887" calcext:value-type="float">
            <text:p>7.501.080,987</text:p>
          </table:table-cell>
        </table:table-row>
        <table:table-row table:style-name="ro1">
          <table:table-cell office:value-type="float" office:value="697.6018852232" calcext:value-type="float">
            <text:p>697,6019</text:p>
          </table:table-cell>
          <table:table-cell office:value-type="float" office:value="0.1366702792" calcext:value-type="float">
            <text:p>0,1367</text:p>
          </table:table-cell>
          <table:table-cell table:formula="of:=([.$C$2]+([.L32]*[.A33]*9.81))" office:value-type="float" office:value="5296451.0048876" calcext:value-type="float">
            <text:p>5.296.451,0049</text:p>
          </table:table-cell>
          <table:table-cell table:formula="of:=[.E33]*3600" office:value-type="float" office:value="1.72176613954981" calcext:value-type="float">
            <text:p>1,7218</text:p>
          </table:table-cell>
          <table:table-cell table:formula="of:=[.$J$2]/[.H33]" office:value-type="float" office:value="0.000478268372097168" calcext:value-type="float">
            <text:p>0,0005</text:p>
          </table:table-cell>
          <table:table-cell office:value-type="float" office:value="60" calcext:value-type="float">
            <text:p>60,0000</text:p>
          </table:table-cell>
          <table:table-cell table:formula="of:=[.F33]/3600" office:value-type="float" office:value="0.0166666666666667" calcext:value-type="float">
            <text:p>0,0167</text:p>
          </table:table-cell>
          <table:table-cell table:formula="of:=[.C33]/([.C32]/[.H32])" office:value-type="float" office:value="96.703028463282" calcext:value-type="float">
            <text:p>96,7030</text:p>
          </table:table-cell>
          <table:table-cell office:value-type="float" office:value="873" calcext:value-type="float">
            <text:p>873,0000</text:p>
          </table:table-cell>
          <table:table-cell table:formula="of:=[.E33]*[.H33]" office:value-type="float" office:value="0.04625" calcext:value-type="float">
            <text:p>0,0463</text:p>
          </table:table-cell>
          <table:table-cell table:formula="of:=[.G33]*[.I33]" office:value-type="float" office:value="14.55" calcext:value-type="float">
            <text:p>14,5500</text:p>
          </table:table-cell>
          <table:table-cell table:formula="of:=([.B33]*[.H33])+((1-[.B33])*[.I33])" office:value-type="float" office:value="766.903276157962" calcext:value-type="float">
            <text:p>766,9033</text:p>
          </table:table-cell>
          <table:table-cell table:formula="of:=([.E33]/[.$C$53])" office:value-type="float" office:value="0.151019952718761" calcext:value-type="float">
            <text:p>0,1510</text:p>
          </table:table-cell>
          <table:table-cell table:formula="of:=([.G33]/[.$C$53])" office:value-type="float" office:value="5.26273397703996" calcext:value-type="float">
            <text:p>5,2627</text:p>
          </table:table-cell>
          <table:table-cell table:formula="of:=([.M33]+[.N33])" office:value-type="float" office:value="5.41375392975872" calcext:value-type="float">
            <text:p>5,4138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3])*[.L33]*[.A33]*(([.O33])^2))/(2.5*0.0254*2)" office:value-type="float" office:value="-2098893.79202974" calcext:value-type="float">
            <text:p>-2.098.893,792</text:p>
          </table:table-cell>
          <table:table-cell table:formula="of:=(-([.L33])*9.81*([.A33]-[.A32]))" office:value-type="float" office:value="-13424.5745844491" calcext:value-type="float">
            <text:p>-13.424,575</text:p>
          </table:table-cell>
          <table:table-cell table:formula="of:=ABS([.R33]+[.S33])" office:value-type="float" office:value="2112318.36661419" calcext:value-type="float">
            <text:p>2.112.318,367</text:p>
          </table:table-cell>
          <table:table-cell table:formula="of:=[.C33]+[.T33]" office:value-type="float" office:value="7408769.37150178" calcext:value-type="float">
            <text:p>7.408.769,372</text:p>
          </table:table-cell>
        </table:table-row>
        <table:table-row table:style-name="ro1">
          <table:table-cell office:value-type="float" office:value="741.4448669202" calcext:value-type="float">
            <text:p>741,4449</text:p>
          </table:table-cell>
          <table:table-cell office:value-type="float" office:value="0.1225296443" calcext:value-type="float">
            <text:p>0,1225</text:p>
          </table:table-cell>
          <table:table-cell table:formula="of:=([.$C$2]+([.L33]*[.A34]*9.81))" office:value-type="float" office:value="5679452.84078505" calcext:value-type="float">
            <text:p>5.679.452,8408</text:p>
          </table:table-cell>
          <table:table-cell table:formula="of:=[.E34]*3600" office:value-type="float" office:value="1.60565643480886" calcext:value-type="float">
            <text:p>1,6057</text:p>
          </table:table-cell>
          <table:table-cell table:formula="of:=[.$J$2]/[.H34]" office:value-type="float" office:value="0.000446015676335795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4]/3600" office:value-type="float" office:value="0.0166666666666667" calcext:value-type="float">
            <text:p>0,0167</text:p>
          </table:table-cell>
          <table:table-cell table:formula="of:=[.C34]/([.C33]/[.H33])" office:value-type="float" office:value="103.695906789562" calcext:value-type="float">
            <text:p>103,6959</text:p>
          </table:table-cell>
          <table:table-cell office:value-type="float" office:value="873" calcext:value-type="float">
            <text:p>873,0000</text:p>
          </table:table-cell>
          <table:table-cell table:formula="of:=[.E34]*[.H34]" office:value-type="float" office:value="0.04625" calcext:value-type="float">
            <text:p>0,0463</text:p>
          </table:table-cell>
          <table:table-cell table:formula="of:=[.G34]*[.I34]" office:value-type="float" office:value="14.55" calcext:value-type="float">
            <text:p>14,5500</text:p>
          </table:table-cell>
          <table:table-cell table:formula="of:=([.B34]*[.H34])+((1-[.B34])*[.I34])" office:value-type="float" office:value="778.737443100391" calcext:value-type="float">
            <text:p>778,7374</text:p>
          </table:table-cell>
          <table:table-cell table:formula="of:=([.E34]/[.$C$53])" office:value-type="float" office:value="0.140835711248691" calcext:value-type="float">
            <text:p>0,1408</text:p>
          </table:table-cell>
          <table:table-cell table:formula="of:=([.G34]/[.$C$53])" office:value-type="float" office:value="5.26273397703996" calcext:value-type="float">
            <text:p>5,2627</text:p>
          </table:table-cell>
          <table:table-cell table:formula="of:=([.M34]+[.N34])" office:value-type="float" office:value="5.40356968828865" calcext:value-type="float">
            <text:p>5,403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4])*[.L34]*[.A34]*(([.O34])^2))/(2.5*0.0254*2)" office:value-type="float" office:value="-2256714.57485992" calcext:value-type="float">
            <text:p>-2.256.714,575</text:p>
          </table:table-cell>
          <table:table-cell table:formula="of:=(-([.L34])*9.81*([.A34]-[.A33]))" office:value-type="float" office:value="-334934.702067912" calcext:value-type="float">
            <text:p>-334.934,702</text:p>
          </table:table-cell>
          <table:table-cell table:formula="of:=ABS([.R34]+[.S34])" office:value-type="float" office:value="2591649.27692783" calcext:value-type="float">
            <text:p>2.591.649,277</text:p>
          </table:table-cell>
          <table:table-cell table:formula="of:=[.C34]+[.T34]" office:value-type="float" office:value="8271102.11771288" calcext:value-type="float">
            <text:p>8.271.102,118</text:p>
          </table:table-cell>
        </table:table-row>
        <table:table-row table:style-name="ro1">
          <table:table-cell office:value-type="float" office:value="792.7756653992" calcext:value-type="float">
            <text:p>792,7757</text:p>
          </table:table-cell>
          <table:table-cell office:value-type="float" office:value="0.1027667984" calcext:value-type="float">
            <text:p>0,1028</text:p>
          </table:table-cell>
          <table:table-cell table:formula="of:=([.$C$2]+([.L34]*[.A35]*9.81))" office:value-type="float" office:value="6157666.76827306" calcext:value-type="float">
            <text:p>6.157.666,7683</text:p>
          </table:table-cell>
          <table:table-cell table:formula="of:=[.E35]*3600" office:value-type="float" office:value="1.48095867203894" calcext:value-type="float">
            <text:p>1,4810</text:p>
          </table:table-cell>
          <table:table-cell table:formula="of:=[.$J$2]/[.H35]" office:value-type="float" office:value="0.000411377408899707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5]/3600" office:value-type="float" office:value="0.0166666666666667" calcext:value-type="float">
            <text:p>0,0167</text:p>
          </table:table-cell>
          <table:table-cell table:formula="of:=[.C35]/([.C34]/[.H34])" office:value-type="float" office:value="112.427175142415" calcext:value-type="float">
            <text:p>112,4272</text:p>
          </table:table-cell>
          <table:table-cell office:value-type="float" office:value="873" calcext:value-type="float">
            <text:p>873,0000</text:p>
          </table:table-cell>
          <table:table-cell table:formula="of:=[.E35]*[.H35]" office:value-type="float" office:value="0.04625" calcext:value-type="float">
            <text:p>0,0463</text:p>
          </table:table-cell>
          <table:table-cell table:formula="of:=[.G35]*[.I35]" office:value-type="float" office:value="14.55" calcext:value-type="float">
            <text:p>14,5500</text:p>
          </table:table-cell>
          <table:table-cell table:formula="of:=([.B35]*[.H35])+((1-[.B35])*[.I35])" office:value-type="float" office:value="794.838365839342" calcext:value-type="float">
            <text:p>794,8384</text:p>
          </table:table-cell>
          <table:table-cell table:formula="of:=([.E35]/[.$C$53])" office:value-type="float" office:value="0.129898192032189" calcext:value-type="float">
            <text:p>0,1299</text:p>
          </table:table-cell>
          <table:table-cell table:formula="of:=([.G35]/[.$C$53])" office:value-type="float" office:value="5.26273397703996" calcext:value-type="float">
            <text:p>5,2627</text:p>
          </table:table-cell>
          <table:table-cell table:formula="of:=([.M35]+[.N35])" office:value-type="float" office:value="5.39263216907215" calcext:value-type="float">
            <text:p>5,392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5])*[.L35]*[.A35]*(([.O35])^2))/(2.5*0.0254*2)" office:value-type="float" office:value="-2452877.89399072" calcext:value-type="float">
            <text:p>-2.452.877,894</text:p>
          </table:table-cell>
          <table:table-cell table:formula="of:=(-([.L35])*9.81*([.A35]-[.A34]))" office:value-type="float" office:value="-400244.939086517" calcext:value-type="float">
            <text:p>-400.244,939</text:p>
          </table:table-cell>
          <table:table-cell table:formula="of:=ABS([.R35]+[.S35])" office:value-type="float" office:value="2853122.83307723" calcext:value-type="float">
            <text:p>2.853.122,833</text:p>
          </table:table-cell>
          <table:table-cell table:formula="of:=[.C35]+[.T35]" office:value-type="float" office:value="9010789.60135029" calcext:value-type="float">
            <text:p>9.010.789,601</text:p>
          </table:table-cell>
        </table:table-row>
        <table:table-row table:style-name="ro1">
          <table:table-cell office:value-type="float" office:value="815.5893536122" calcext:value-type="float">
            <text:p>815,5894</text:p>
          </table:table-cell>
          <table:table-cell office:value-type="float" office:value="0.0876494024" calcext:value-type="float">
            <text:p>0,0876</text:p>
          </table:table-cell>
          <table:table-cell table:formula="of:=([.$C$2]+([.L35]*[.A36]*9.81))" office:value-type="float" office:value="6460772.36549686" calcext:value-type="float">
            <text:p>6.460.772,3655</text:p>
          </table:table-cell>
          <table:table-cell table:formula="of:=[.E36]*3600" office:value-type="float" office:value="1.41147984855503" calcext:value-type="float">
            <text:p>1,4115</text:p>
          </table:table-cell>
          <table:table-cell table:formula="of:=[.$J$2]/[.H36]" office:value-type="float" office:value="0.00039207773570973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6]/3600" office:value-type="float" office:value="0.0166666666666667" calcext:value-type="float">
            <text:p>0,0167</text:p>
          </table:table-cell>
          <table:table-cell table:formula="of:=[.C36]/([.C35]/[.H35])" office:value-type="float" office:value="117.961301516597" calcext:value-type="float">
            <text:p>117,9613</text:p>
          </table:table-cell>
          <table:table-cell office:value-type="float" office:value="873" calcext:value-type="float">
            <text:p>873,0000</text:p>
          </table:table-cell>
          <table:table-cell table:formula="of:=[.E36]*[.H36]" office:value-type="float" office:value="0.04625" calcext:value-type="float">
            <text:p>0,0463</text:p>
          </table:table-cell>
          <table:table-cell table:formula="of:=[.G36]*[.I36]" office:value-type="float" office:value="14.55" calcext:value-type="float">
            <text:p>14,5500</text:p>
          </table:table-cell>
          <table:table-cell table:formula="of:=([.B36]*[.H36])+((1-[.B36])*[.I36])" office:value-type="float" office:value="806.821309289056" calcext:value-type="float">
            <text:p>806,8213</text:p>
          </table:table-cell>
          <table:table-cell table:formula="of:=([.E36]/[.$C$53])" office:value-type="float" office:value="0.123804049281629" calcext:value-type="float">
            <text:p>0,1238</text:p>
          </table:table-cell>
          <table:table-cell table:formula="of:=([.G36]/[.$C$53])" office:value-type="float" office:value="5.26273397703996" calcext:value-type="float">
            <text:p>5,2627</text:p>
          </table:table-cell>
          <table:table-cell table:formula="of:=([.M36]+[.N36])" office:value-type="float" office:value="5.38653802632159" calcext:value-type="float">
            <text:p>5,386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6])*[.L36]*[.A36]*(([.O36])^2))/(2.5*0.0254*2)" office:value-type="float" office:value="-2555721.74829634" calcext:value-type="float">
            <text:p>-2.555.721,748</text:p>
          </table:table-cell>
          <table:table-cell table:formula="of:=(-([.L36])*9.81*([.A36]-[.A35]))" office:value-type="float" office:value="-180568.449676442" calcext:value-type="float">
            <text:p>-180.568,450</text:p>
          </table:table-cell>
          <table:table-cell table:formula="of:=ABS([.R36]+[.S36])" office:value-type="float" office:value="2736290.19797278" calcext:value-type="float">
            <text:p>2.736.290,198</text:p>
          </table:table-cell>
          <table:table-cell table:formula="of:=[.C36]+[.T36]" office:value-type="float" office:value="9197062.56346964" calcext:value-type="float">
            <text:p>9.197.062,563</text:p>
          </table:table-cell>
        </table:table-row>
        <table:table-row table:style-name="ro1">
          <table:table-cell office:value-type="float" office:value="844.1064638783" calcext:value-type="float">
            <text:p>844,1065</text:p>
          </table:table-cell>
          <table:table-cell office:value-type="float" office:value="0.0869565217" calcext:value-type="float">
            <text:p>0,0870</text:p>
          </table:table-cell>
          <table:table-cell table:formula="of:=([.$C$2]+([.L36]*[.A37]*9.81))" office:value-type="float" office:value="6782357.63800698" calcext:value-type="float">
            <text:p>6.782.357,6380</text:p>
          </table:table-cell>
          <table:table-cell table:formula="of:=[.E37]*3600" office:value-type="float" office:value="1.3445545762579" calcext:value-type="float">
            <text:p>1,3446</text:p>
          </table:table-cell>
          <table:table-cell table:formula="of:=[.$J$2]/[.H37]" office:value-type="float" office:value="0.000373487382293861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7]/3600" office:value-type="float" office:value="0.0166666666666667" calcext:value-type="float">
            <text:p>0,0167</text:p>
          </table:table-cell>
          <table:table-cell table:formula="of:=[.C37]/([.C36]/[.H36])" office:value-type="float" office:value="123.832831288556" calcext:value-type="float">
            <text:p>123,8328</text:p>
          </table:table-cell>
          <table:table-cell office:value-type="float" office:value="873" calcext:value-type="float">
            <text:p>873,0000</text:p>
          </table:table-cell>
          <table:table-cell table:formula="of:=[.E37]*[.H37]" office:value-type="float" office:value="0.04625" calcext:value-type="float">
            <text:p>0,0463</text:p>
          </table:table-cell>
          <table:table-cell table:formula="of:=[.G37]*[.I37]" office:value-type="float" office:value="14.55" calcext:value-type="float">
            <text:p>14,5500</text:p>
          </table:table-cell>
          <table:table-cell table:formula="of:=([.B37]*[.H37])+((1-[.B37])*[.I37])" office:value-type="float" office:value="807.855028837016" calcext:value-type="float">
            <text:p>807,8550</text:p>
          </table:table-cell>
          <table:table-cell table:formula="of:=([.E37]/[.$C$53])" office:value-type="float" office:value="0.117933884207617" calcext:value-type="float">
            <text:p>0,1179</text:p>
          </table:table-cell>
          <table:table-cell table:formula="of:=([.G37]/[.$C$53])" office:value-type="float" office:value="5.26273397703996" calcext:value-type="float">
            <text:p>5,2627</text:p>
          </table:table-cell>
          <table:table-cell table:formula="of:=([.M37]+[.N37])" office:value-type="float" office:value="5.38066786124758" calcext:value-type="float">
            <text:p>5,380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7])*[.L37]*[.A37]*(([.O37])^2))/(2.5*0.0254*2)" office:value-type="float" office:value="-2642702.21371333" calcext:value-type="float">
            <text:p>-2.642.702,214</text:p>
          </table:table-cell>
          <table:table-cell table:formula="of:=(-([.L37])*9.81*([.A37]-[.A36]))" office:value-type="float" office:value="-225999.748085776" calcext:value-type="float">
            <text:p>-225.999,748</text:p>
          </table:table-cell>
          <table:table-cell table:formula="of:=ABS([.R37]+[.S37])" office:value-type="float" office:value="2868701.96179911" calcext:value-type="float">
            <text:p>2.868.701,962</text:p>
          </table:table-cell>
          <table:table-cell table:formula="of:=[.C37]+[.T37]" office:value-type="float" office:value="9651059.59980609" calcext:value-type="float">
            <text:p>9.651.059,600</text:p>
          </table:table-cell>
        </table:table-row>
        <table:table-row table:style-name="ro1">
          <table:table-cell office:value-type="float" office:value="889.7338403042" calcext:value-type="float">
            <text:p>889,7338</text:p>
          </table:table-cell>
          <table:table-cell office:value-type="float" office:value="0.0790513834" calcext:value-type="float">
            <text:p>0,0791</text:p>
          </table:table-cell>
          <table:table-cell table:formula="of:=([.$C$2]+([.L37]*[.A38]*9.81))" office:value-type="float" office:value="7152517.1402911" calcext:value-type="float">
            <text:p>7.152.517,1403</text:p>
          </table:table-cell>
          <table:table-cell table:formula="of:=[.E38]*3600" office:value-type="float" office:value="1.27497073004272" calcext:value-type="float">
            <text:p>1,2750</text:p>
          </table:table-cell>
          <table:table-cell table:formula="of:=[.$J$2]/[.H38]" office:value-type="float" office:value="0.000354158536122977" calcext:value-type="float">
            <text:p>0,0004</text:p>
          </table:table-cell>
          <table:table-cell office:value-type="float" office:value="60" calcext:value-type="float">
            <text:p>60,0000</text:p>
          </table:table-cell>
          <table:table-cell table:formula="of:=[.F38]/3600" office:value-type="float" office:value="0.0166666666666667" calcext:value-type="float">
            <text:p>0,0167</text:p>
          </table:table-cell>
          <table:table-cell table:formula="of:=[.C38]/([.C37]/[.H37])" office:value-type="float" office:value="130.59123325476" calcext:value-type="float">
            <text:p>130,5912</text:p>
          </table:table-cell>
          <table:table-cell office:value-type="float" office:value="873" calcext:value-type="float">
            <text:p>873,0000</text:p>
          </table:table-cell>
          <table:table-cell table:formula="of:=[.E38]*[.H38]" office:value-type="float" office:value="0.04625" calcext:value-type="float">
            <text:p>0,0463</text:p>
          </table:table-cell>
          <table:table-cell table:formula="of:=[.G38]*[.I38]" office:value-type="float" office:value="14.55" calcext:value-type="float">
            <text:p>14,5500</text:p>
          </table:table-cell>
          <table:table-cell table:formula="of:=([.B38]*[.H38])+((1-[.B38])*[.I38])" office:value-type="float" office:value="814.311559940501" calcext:value-type="float">
            <text:p>814,3116</text:p>
          </table:table-cell>
          <table:table-cell table:formula="of:=([.E38]/[.$C$53])" office:value-type="float" office:value="0.111830529678788" calcext:value-type="float">
            <text:p>0,1118</text:p>
          </table:table-cell>
          <table:table-cell table:formula="of:=([.G38]/[.$C$53])" office:value-type="float" office:value="5.26273397703996" calcext:value-type="float">
            <text:p>5,2627</text:p>
          </table:table-cell>
          <table:table-cell table:formula="of:=([.M38]+[.N38])" office:value-type="float" office:value="5.37456450671875" calcext:value-type="float">
            <text:p>5,3746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8])*[.L38]*[.A38]*(([.O38])^2))/(2.5*0.0254*2)" office:value-type="float" office:value="-2801447.37645869" calcext:value-type="float">
            <text:p>-2.801.447,376</text:p>
          </table:table-cell>
          <table:table-cell table:formula="of:=(-([.L38])*9.81*([.A38]-[.A37]))" office:value-type="float" office:value="-364489.569719731" calcext:value-type="float">
            <text:p>-364.489,570</text:p>
          </table:table-cell>
          <table:table-cell table:formula="of:=ABS([.R38]+[.S38])" office:value-type="float" office:value="3165936.94617842" calcext:value-type="float">
            <text:p>3.165.936,946</text:p>
          </table:table-cell>
          <table:table-cell table:formula="of:=[.C38]+[.T38]" office:value-type="float" office:value="10318454.0864695" calcext:value-type="float">
            <text:p>10.318.454,086</text:p>
          </table:table-cell>
        </table:table-row>
        <table:table-row table:style-name="ro1">
          <table:table-cell office:value-type="float" office:value="941.0646387833" calcext:value-type="float">
            <text:p>941,0646</text:p>
          </table:table-cell>
          <table:table-cell office:value-type="float" office:value="0.0711462451" calcext:value-type="float">
            <text:p>0,0711</text:p>
          </table:table-cell>
          <table:table-cell table:formula="of:=([.$C$2]+([.L38]*[.A39]*9.81))" office:value-type="float" office:value="7618922.37546236" calcext:value-type="float">
            <text:p>7.618.922,3755</text:p>
          </table:table-cell>
          <table:table-cell table:formula="of:=[.E39]*3600" office:value-type="float" office:value="1.19692123775531" calcext:value-type="float">
            <text:p>1,1969</text:p>
          </table:table-cell>
          <table:table-cell table:formula="of:=[.$J$2]/[.H39]" office:value-type="float" office:value="0.000332478121598696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39]/3600" office:value-type="float" office:value="0.0166666666666667" calcext:value-type="float">
            <text:p>0,0167</text:p>
          </table:table-cell>
          <table:table-cell table:formula="of:=[.C39]/([.C38]/[.H38])" office:value-type="float" office:value="139.10689755347" calcext:value-type="float">
            <text:p>139,1069</text:p>
          </table:table-cell>
          <table:table-cell office:value-type="float" office:value="873" calcext:value-type="float">
            <text:p>873,0000</text:p>
          </table:table-cell>
          <table:table-cell table:formula="of:=[.E39]*[.H39]" office:value-type="float" office:value="0.04625" calcext:value-type="float">
            <text:p>0,0463</text:p>
          </table:table-cell>
          <table:table-cell table:formula="of:=[.G39]*[.I39]" office:value-type="float" office:value="14.55" calcext:value-type="float">
            <text:p>14,5500</text:p>
          </table:table-cell>
          <table:table-cell table:formula="of:=([.B39]*[.H39])+((1-[.B39])*[.I39])" office:value-type="float" office:value="820.78626145614" calcext:value-type="float">
            <text:p>820,7863</text:p>
          </table:table-cell>
          <table:table-cell table:formula="of:=([.E39]/[.$C$53])" office:value-type="float" office:value="0.104984634429593" calcext:value-type="float">
            <text:p>0,1050</text:p>
          </table:table-cell>
          <table:table-cell table:formula="of:=([.G39]/[.$C$53])" office:value-type="float" office:value="5.26273397703996" calcext:value-type="float">
            <text:p>5,2627</text:p>
          </table:table-cell>
          <table:table-cell table:formula="of:=([.M39]+[.N39])" office:value-type="float" office:value="5.36771861146955" calcext:value-type="float">
            <text:p>5,367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39])*[.L39]*[.A39]*(([.O39])^2))/(2.5*0.0254*2)" office:value-type="float" office:value="-2979025.46563385" calcext:value-type="float">
            <text:p>-2.979.025,466</text:p>
          </table:table-cell>
          <table:table-cell table:formula="of:=(-([.L39])*9.81*([.A39]-[.A38]))" office:value-type="float" office:value="-413311.135117758" calcext:value-type="float">
            <text:p>-413.311,135</text:p>
          </table:table-cell>
          <table:table-cell table:formula="of:=ABS([.R39]+[.S39])" office:value-type="float" office:value="3392336.60075161" calcext:value-type="float">
            <text:p>3.392.336,601</text:p>
          </table:table-cell>
          <table:table-cell table:formula="of:=[.C39]+[.T39]" office:value-type="float" office:value="11011258.976214" calcext:value-type="float">
            <text:p>11.011.258,976</text:p>
          </table:table-cell>
        </table:table-row>
        <table:table-row table:style-name="ro1">
          <table:table-cell office:value-type="float" office:value="1003.8022813688" calcext:value-type="float">
            <text:p>1.003,8023</text:p>
          </table:table-cell>
          <table:table-cell office:value-type="float" office:value="0.0632411067" calcext:value-type="float">
            <text:p>0,0632</text:p>
          </table:table-cell>
          <table:table-cell table:formula="of:=([.$C$2]+([.L39]*[.A40]*9.81))" office:value-type="float" office:value="8183853.8645229" calcext:value-type="float">
            <text:p>8.183.853,8645</text:p>
          </table:table-cell>
          <table:table-cell table:formula="of:=[.E40]*3600" office:value-type="float" office:value="1.11429775640692" calcext:value-type="float">
            <text:p>1,1143</text:p>
          </table:table-cell>
          <table:table-cell table:formula="of:=[.$J$2]/[.H40]" office:value-type="float" office:value="0.000309527154557479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0]/3600" office:value-type="float" office:value="0.0166666666666667" calcext:value-type="float">
            <text:p>0,0167</text:p>
          </table:table-cell>
          <table:table-cell table:formula="of:=[.C40]/([.C39]/[.H39])" office:value-type="float" office:value="149.421462120576" calcext:value-type="float">
            <text:p>149,4215</text:p>
          </table:table-cell>
          <table:table-cell office:value-type="float" office:value="873" calcext:value-type="float">
            <text:p>873,0000</text:p>
          </table:table-cell>
          <table:table-cell table:formula="of:=[.E40]*[.H40]" office:value-type="float" office:value="0.04625" calcext:value-type="float">
            <text:p>0,0463</text:p>
          </table:table-cell>
          <table:table-cell table:formula="of:=[.G40]*[.I40]" office:value-type="float" office:value="14.55" calcext:value-type="float">
            <text:p>14,5500</text:p>
          </table:table-cell>
          <table:table-cell table:formula="of:=([.B40]*[.H40])+((1-[.B40])*[.I40])" office:value-type="float" office:value="827.240092480137" calcext:value-type="float">
            <text:p>827,2401</text:p>
          </table:table-cell>
          <table:table-cell table:formula="of:=([.E40]/[.$C$53])" office:value-type="float" office:value="0.0977375443863685" calcext:value-type="float">
            <text:p>0,0977</text:p>
          </table:table-cell>
          <table:table-cell table:formula="of:=([.G40]/[.$C$53])" office:value-type="float" office:value="5.26273397703996" calcext:value-type="float">
            <text:p>5,2627</text:p>
          </table:table-cell>
          <table:table-cell table:formula="of:=([.M40]+[.N40])" office:value-type="float" office:value="5.36047152142633" calcext:value-type="float">
            <text:p>5,360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0])*[.L40]*[.A40]*(([.O40])^2))/(2.5*0.0254*2)" office:value-type="float" office:value="-3193970.78566026" calcext:value-type="float">
            <text:p>-3.193.970,786</text:p>
          </table:table-cell>
          <table:table-cell table:formula="of:=(-([.L40])*9.81*([.A40]-[.A39]))" office:value-type="float" office:value="-509130.10482581" calcext:value-type="float">
            <text:p>-509.130,105</text:p>
          </table:table-cell>
          <table:table-cell table:formula="of:=ABS([.R40]+[.S40])" office:value-type="float" office:value="3703100.89048607" calcext:value-type="float">
            <text:p>3.703.100,890</text:p>
          </table:table-cell>
          <table:table-cell table:formula="of:=[.C40]+[.T40]" office:value-type="float" office:value="11886954.755009" calcext:value-type="float">
            <text:p>11.886.954,755</text:p>
          </table:table-cell>
        </table:table-row>
        <table:table-row table:style-name="ro1">
          <table:table-cell office:value-type="float" office:value="1041.4156816292" calcext:value-type="float">
            <text:p>1.041,4157</text:p>
          </table:table-cell>
          <table:table-cell office:value-type="float" office:value="0.0536414884" calcext:value-type="float">
            <text:p>0,0536</text:p>
          </table:table-cell>
          <table:table-cell table:formula="of:=([.$C$2]+([.L40]*[.A41]*9.81))" office:value-type="float" office:value="8552647.89490362" calcext:value-type="float">
            <text:p>8.552.647,8949</text:p>
          </table:table-cell>
          <table:table-cell table:formula="of:=[.E41]*3600" office:value-type="float" office:value="1.06624873513547" calcext:value-type="float">
            <text:p>1,0662</text:p>
          </table:table-cell>
          <table:table-cell table:formula="of:=[.$J$2]/[.H41]" office:value-type="float" office:value="0.000296180204204297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1]/3600" office:value-type="float" office:value="0.0166666666666667" calcext:value-type="float">
            <text:p>0,0167</text:p>
          </table:table-cell>
          <table:table-cell table:formula="of:=[.C41]/([.C40]/[.H40])" office:value-type="float" office:value="156.154933190937" calcext:value-type="float">
            <text:p>156,1549</text:p>
          </table:table-cell>
          <table:table-cell office:value-type="float" office:value="873" calcext:value-type="float">
            <text:p>873,0000</text:p>
          </table:table-cell>
          <table:table-cell table:formula="of:=[.E41]*[.H41]" office:value-type="float" office:value="0.04625" calcext:value-type="float">
            <text:p>0,0463</text:p>
          </table:table-cell>
          <table:table-cell table:formula="of:=[.G41]*[.I41]" office:value-type="float" office:value="14.55" calcext:value-type="float">
            <text:p>14,5500</text:p>
          </table:table-cell>
          <table:table-cell table:formula="of:=([.B41]*[.H41])+((1-[.B41])*[.I41])" office:value-type="float" office:value="834.547363664164" calcext:value-type="float">
            <text:p>834,5474</text:p>
          </table:table-cell>
          <table:table-cell table:formula="of:=([.E41]/[.$C$53])" office:value-type="float" office:value="0.0935230574395551" calcext:value-type="float">
            <text:p>0,0935</text:p>
          </table:table-cell>
          <table:table-cell table:formula="of:=([.G41]/[.$C$53])" office:value-type="float" office:value="5.26273397703996" calcext:value-type="float">
            <text:p>5,2627</text:p>
          </table:table-cell>
          <table:table-cell table:formula="of:=([.M41]+[.N41])" office:value-type="float" office:value="5.35625703447952" calcext:value-type="float">
            <text:p>5,3563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1])*[.L41]*[.A41]*(([.O41])^2))/(2.5*0.0254*2)" office:value-type="float" office:value="-3337667.90229899" calcext:value-type="float">
            <text:p>-3.337.667,902</text:p>
          </table:table-cell>
          <table:table-cell table:formula="of:=(-([.L41])*9.81*([.A41]-[.A40]))" office:value-type="float" office:value="-307937.509092723" calcext:value-type="float">
            <text:p>-307.937,509</text:p>
          </table:table-cell>
          <table:table-cell table:formula="of:=ABS([.R41]+[.S41])" office:value-type="float" office:value="3645605.41139171" calcext:value-type="float">
            <text:p>3.645.605,411</text:p>
          </table:table-cell>
          <table:table-cell table:formula="of:=[.C41]+[.T41]" office:value-type="float" office:value="12198253.3062953" calcext:value-type="float">
            <text:p>12.198.253,306</text:p>
          </table:table-cell>
        </table:table-row>
        <table:table-row table:style-name="ro1">
          <table:table-cell office:value-type="float" office:value="1043.7262357414" calcext:value-type="float">
            <text:p>1.043,7262</text:p>
          </table:table-cell>
          <table:table-cell office:value-type="float" office:value="0.0513833992" calcext:value-type="float">
            <text:p>0,0514</text:p>
          </table:table-cell>
          <table:table-cell table:formula="of:=([.$C$2]+([.L41]*[.A42]*9.81))" office:value-type="float" office:value="8646217.37835031" calcext:value-type="float">
            <text:p>8.646.217,3784</text:p>
          </table:table-cell>
          <table:table-cell table:formula="of:=[.E42]*3600" office:value-type="float" office:value="1.05470977665148" calcext:value-type="float">
            <text:p>1,0547</text:p>
          </table:table-cell>
          <table:table-cell table:formula="of:=[.$J$2]/[.H42]" office:value-type="float" office:value="0.000292974937958745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2]/3600" office:value-type="float" office:value="0.0166666666666667" calcext:value-type="float">
            <text:p>0,0167</text:p>
          </table:table-cell>
          <table:table-cell table:formula="of:=[.C42]/([.C41]/[.H41])" office:value-type="float" office:value="157.863332345898" calcext:value-type="float">
            <text:p>157,8633</text:p>
          </table:table-cell>
          <table:table-cell office:value-type="float" office:value="873" calcext:value-type="float">
            <text:p>873,0000</text:p>
          </table:table-cell>
          <table:table-cell table:formula="of:=[.E42]*[.H42]" office:value-type="float" office:value="0.04625" calcext:value-type="float">
            <text:p>0,0463</text:p>
          </table:table-cell>
          <table:table-cell table:formula="of:=[.G42]*[.I42]" office:value-type="float" office:value="14.55" calcext:value-type="float">
            <text:p>14,5500</text:p>
          </table:table-cell>
          <table:table-cell table:formula="of:=([.B42]*[.H42])+((1-[.B42])*[.I42])" office:value-type="float" office:value="836.253847123372" calcext:value-type="float">
            <text:p>836,2538</text:p>
          </table:table-cell>
          <table:table-cell table:formula="of:=([.E42]/[.$C$53])" office:value-type="float" office:value="0.0925109496249996" calcext:value-type="float">
            <text:p>0,0925</text:p>
          </table:table-cell>
          <table:table-cell table:formula="of:=([.G42]/[.$C$53])" office:value-type="float" office:value="5.26273397703996" calcext:value-type="float">
            <text:p>5,2627</text:p>
          </table:table-cell>
          <table:table-cell table:formula="of:=([.M42]+[.N42])" office:value-type="float" office:value="5.35524492666496" calcext:value-type="float">
            <text:p>5,3552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2])*[.L42]*[.A42]*(([.O42])^2))/(2.5*0.0254*2)" office:value-type="float" office:value="-3350646.46166646" calcext:value-type="float">
            <text:p>-3.350.646,462</text:p>
          </table:table-cell>
          <table:table-cell table:formula="of:=(-([.L42])*9.81*([.A42]-[.A41]))" office:value-type="float" office:value="-18954.9777977297" calcext:value-type="float">
            <text:p>-18.954,978</text:p>
          </table:table-cell>
          <table:table-cell table:formula="of:=ABS([.R42]+[.S42])" office:value-type="float" office:value="3369601.43946419" calcext:value-type="float">
            <text:p>3.369.601,439</text:p>
          </table:table-cell>
          <table:table-cell table:formula="of:=[.C42]+[.T42]" office:value-type="float" office:value="12015818.8178145" calcext:value-type="float">
            <text:p>12.015.818,818</text:p>
          </table:table-cell>
        </table:table-row>
        <table:table-row table:style-name="ro1">
          <table:table-cell office:value-type="float" office:value="1083.6501901141" calcext:value-type="float">
            <text:p>1.083,6502</text:p>
          </table:table-cell>
          <table:table-cell office:value-type="float" office:value="0.0438247012" calcext:value-type="float">
            <text:p>0,0438</text:p>
          </table:table-cell>
          <table:table-cell table:formula="of:=([.$C$2]+([.L42]*[.A43]*9.81))" office:value-type="float" office:value="8991212.1425093" calcext:value-type="float">
            <text:p>8.991.212,1425</text:p>
          </table:table-cell>
          <table:table-cell table:formula="of:=[.E43]*3600" office:value-type="float" office:value="1.01424033327891" calcext:value-type="float">
            <text:p>1,0142</text:p>
          </table:table-cell>
          <table:table-cell table:formula="of:=[.$J$2]/[.H43]" office:value-type="float" office:value="0.000281733425910808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3]/3600" office:value-type="float" office:value="0.0166666666666667" calcext:value-type="float">
            <text:p>0,0167</text:p>
          </table:table-cell>
          <table:table-cell table:formula="of:=[.C43]/([.C42]/[.H42])" office:value-type="float" office:value="164.162274499306" calcext:value-type="float">
            <text:p>164,1623</text:p>
          </table:table-cell>
          <table:table-cell office:value-type="float" office:value="873" calcext:value-type="float">
            <text:p>873,0000</text:p>
          </table:table-cell>
          <table:table-cell table:formula="of:=[.E43]*[.H43]" office:value-type="float" office:value="0.04625" calcext:value-type="float">
            <text:p>0,0463</text:p>
          </table:table-cell>
          <table:table-cell table:formula="of:=[.G43]*[.I43]" office:value-type="float" office:value="14.55" calcext:value-type="float">
            <text:p>14,5500</text:p>
          </table:table-cell>
          <table:table-cell table:formula="of:=([.B43]*[.H43])+((1-[.B43])*[.I43])" office:value-type="float" office:value="841.935398480644" calcext:value-type="float">
            <text:p>841,9354</text:p>
          </table:table-cell>
          <table:table-cell table:formula="of:=([.E43]/[.$C$53])" office:value-type="float" office:value="0.0889612843805207" calcext:value-type="float">
            <text:p>0,0890</text:p>
          </table:table-cell>
          <table:table-cell table:formula="of:=([.G43]/[.$C$53])" office:value-type="float" office:value="5.26273397703996" calcext:value-type="float">
            <text:p>5,2627</text:p>
          </table:table-cell>
          <table:table-cell table:formula="of:=([.M43]+[.N43])" office:value-type="float" office:value="5.35169526142048" calcext:value-type="float">
            <text:p>5,3517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3])*[.L43]*[.A43]*(([.O43])^2))/(2.5*0.0254*2)" office:value-type="float" office:value="-3497806.92108391" calcext:value-type="float">
            <text:p>-3.497.806,921</text:p>
          </table:table-cell>
          <table:table-cell table:formula="of:=(-([.L43])*9.81*([.A43]-[.A42]))" office:value-type="float" office:value="-329747.36015462" calcext:value-type="float">
            <text:p>-329.747,360</text:p>
          </table:table-cell>
          <table:table-cell table:formula="of:=ABS([.R43]+[.S43])" office:value-type="float" office:value="3827554.28123853" calcext:value-type="float">
            <text:p>3.827.554,281</text:p>
          </table:table-cell>
          <table:table-cell table:formula="of:=[.C43]+[.T43]" office:value-type="float" office:value="12818766.4237478" calcext:value-type="float">
            <text:p>12.818.766,424</text:p>
          </table:table-cell>
        </table:table-row>
        <table:table-row table:style-name="ro1">
          <table:table-cell office:value-type="float" office:value="1112.1673003802" calcext:value-type="float">
            <text:p>1.112,1673</text:p>
          </table:table-cell>
          <table:table-cell office:value-type="float" office:value="0.0395256917" calcext:value-type="float">
            <text:p>0,0395</text:p>
          </table:table-cell>
          <table:table-cell table:formula="of:=([.$C$2]+([.L43]*[.A44]*9.81))" office:value-type="float" office:value="9287144.31857514" calcext:value-type="float">
            <text:p>9.287.144,3186</text:p>
          </table:table-cell>
          <table:table-cell table:formula="of:=[.E44]*3600" office:value-type="float" office:value="0.98192185748214" calcext:value-type="float">
            <text:p>0,9819</text:p>
          </table:table-cell>
          <table:table-cell table:formula="of:=[.$J$2]/[.H44]" office:value-type="float" office:value="0.000272756071522817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4]/3600" office:value-type="float" office:value="0.0166666666666667" calcext:value-type="float">
            <text:p>0,0167</text:p>
          </table:table-cell>
          <table:table-cell table:formula="of:=[.C44]/([.C43]/[.H43])" office:value-type="float" office:value="169.565427972998" calcext:value-type="float">
            <text:p>169,5654</text:p>
          </table:table-cell>
          <table:table-cell office:value-type="float" office:value="873" calcext:value-type="float">
            <text:p>873,0000</text:p>
          </table:table-cell>
          <table:table-cell table:formula="of:=[.E44]*[.H44]" office:value-type="float" office:value="0.04625" calcext:value-type="float">
            <text:p>0,0463</text:p>
          </table:table-cell>
          <table:table-cell table:formula="of:=[.G44]*[.I44]" office:value-type="float" office:value="14.55" calcext:value-type="float">
            <text:p>14,5500</text:p>
          </table:table-cell>
          <table:table-cell table:formula="of:=([.B44]*[.H44])+((1-[.B44])*[.I44])" office:value-type="float" office:value="845.196261974939" calcext:value-type="float">
            <text:p>845,1963</text:p>
          </table:table-cell>
          <table:table-cell table:formula="of:=([.E44]/[.$C$53])" office:value-type="float" office:value="0.0861265587028241" calcext:value-type="float">
            <text:p>0,0861</text:p>
          </table:table-cell>
          <table:table-cell table:formula="of:=([.G44]/[.$C$53])" office:value-type="float" office:value="5.26273397703996" calcext:value-type="float">
            <text:p>5,2627</text:p>
          </table:table-cell>
          <table:table-cell table:formula="of:=([.M44]+[.N44])" office:value-type="float" office:value="5.34886053574278" calcext:value-type="float">
            <text:p>5,3489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4])*[.L44]*[.A44]*(([.O44])^2))/(2.5*0.0254*2)" office:value-type="float" office:value="-3599941.46169942" calcext:value-type="float">
            <text:p>-3.599.941,462</text:p>
          </table:table-cell>
          <table:table-cell table:formula="of:=(-([.L44])*9.81*([.A44]-[.A43]))" office:value-type="float" office:value="-236446.064542494" calcext:value-type="float">
            <text:p>-236.446,065</text:p>
          </table:table-cell>
          <table:table-cell table:formula="of:=ABS([.R44]+[.S44])" office:value-type="float" office:value="3836387.52624191" calcext:value-type="float">
            <text:p>3.836.387,526</text:p>
          </table:table-cell>
          <table:table-cell table:formula="of:=[.C44]+[.T44]" office:value-type="float" office:value="13123531.8448171" calcext:value-type="float">
            <text:p>13.123.531,845</text:p>
          </table:table-cell>
        </table:table-row>
        <table:table-row table:style-name="ro1">
          <table:table-cell office:value-type="float" office:value="1169.2015209125" calcext:value-type="float">
            <text:p>1.169,2015</text:p>
          </table:table-cell>
          <table:table-cell office:value-type="float" office:value="0.023715415" calcext:value-type="float">
            <text:p>0,0237</text:p>
          </table:table-cell>
          <table:table-cell table:formula="of:=([.$C$2]+([.L44]*[.A45]*9.81))" office:value-type="float" office:value="9795613.64626216" calcext:value-type="float">
            <text:p>9.795.613,6463</text:p>
          </table:table-cell>
          <table:table-cell table:formula="of:=[.E45]*3600" office:value-type="float" office:value="0.930952396584134" calcext:value-type="float">
            <text:p>0,9310</text:p>
          </table:table-cell>
          <table:table-cell table:formula="of:=[.$J$2]/[.H45]" office:value-type="float" office:value="0.000258597887940037" calcext:value-type="float">
            <text:p>0,0003</text:p>
          </table:table-cell>
          <table:table-cell office:value-type="float" office:value="60" calcext:value-type="float">
            <text:p>60,0000</text:p>
          </table:table-cell>
          <table:table-cell table:formula="of:=[.F45]/3600" office:value-type="float" office:value="0.0166666666666667" calcext:value-type="float">
            <text:p>0,0167</text:p>
          </table:table-cell>
          <table:table-cell table:formula="of:=[.C45]/([.C44]/[.H44])" office:value-type="float" office:value="178.849101856255" calcext:value-type="float">
            <text:p>178,8491</text:p>
          </table:table-cell>
          <table:table-cell office:value-type="float" office:value="873" calcext:value-type="float">
            <text:p>873,0000</text:p>
          </table:table-cell>
          <table:table-cell table:formula="of:=[.E45]*[.H45]" office:value-type="float" office:value="0.04625" calcext:value-type="float">
            <text:p>0,0463</text:p>
          </table:table-cell>
          <table:table-cell table:formula="of:=[.G45]*[.I45]" office:value-type="float" office:value="14.55" calcext:value-type="float">
            <text:p>14,5500</text:p>
          </table:table-cell>
          <table:table-cell table:formula="of:=([.B45]*[.H45])+((1-[.B45])*[.I45])" office:value-type="float" office:value="856.537923377898" calcext:value-type="float">
            <text:p>856,5379</text:p>
          </table:table-cell>
          <table:table-cell table:formula="of:=([.E45]/[.$C$53])" office:value-type="float" office:value="0.0816559134751683" calcext:value-type="float">
            <text:p>0,0817</text:p>
          </table:table-cell>
          <table:table-cell table:formula="of:=([.G45]/[.$C$53])" office:value-type="float" office:value="5.26273397703996" calcext:value-type="float">
            <text:p>5,2627</text:p>
          </table:table-cell>
          <table:table-cell table:formula="of:=([.M45]+[.N45])" office:value-type="float" office:value="5.34438989051513" calcext:value-type="float">
            <text:p>5,344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5])*[.L45]*[.A45]*(([.O45])^2))/(2.5*0.0254*2)" office:value-type="float" office:value="-3828930.08071202" calcext:value-type="float">
            <text:p>-3.828.930,081</text:p>
          </table:table-cell>
          <table:table-cell table:formula="of:=(-([.L45])*9.81*([.A45]-[.A44]))" office:value-type="float" office:value="-479237.853327053" calcext:value-type="float">
            <text:p>-479.237,853</text:p>
          </table:table-cell>
          <table:table-cell table:formula="of:=ABS([.R45]+[.S45])" office:value-type="float" office:value="4308167.93403907" calcext:value-type="float">
            <text:p>4.308.167,934</text:p>
          </table:table-cell>
          <table:table-cell table:formula="of:=[.C45]+[.T45]" office:value-type="float" office:value="14103781.5803012" calcext:value-type="float">
            <text:p>14.103.781,580</text:p>
          </table:table-cell>
        </table:table-row>
        <table:table-row table:style-name="ro1">
          <table:table-cell office:value-type="float" office:value="1277.566539924" calcext:value-type="float">
            <text:p>1.277,5665</text:p>
          </table:table-cell>
          <table:table-cell office:value-type="float" office:value="0.0079051383" calcext:value-type="float">
            <text:p>0,0079</text:p>
          </table:table-cell>
          <table:table-cell table:formula="of:=([.$C$2]+([.L45]*[.A46]*9.81))" office:value-type="float" office:value="10836252.91453" calcext:value-type="float">
            <text:p>10.836.252,9145</text:p>
          </table:table-cell>
          <table:table-cell table:formula="of:=[.E46]*3600" office:value-type="float" office:value="0.841550125484084" calcext:value-type="float">
            <text:p>0,8416</text:p>
          </table:table-cell>
          <table:table-cell table:formula="of:=[.$J$2]/[.H46]" office:value-type="float" office:value="0.000233763923745579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6]/3600" office:value-type="float" office:value="0.0166666666666667" calcext:value-type="float">
            <text:p>0,0167</text:p>
          </table:table-cell>
          <table:table-cell table:formula="of:=[.C46]/([.C45]/[.H45])" office:value-type="float" office:value="197.849177319324" calcext:value-type="float">
            <text:p>197,8492</text:p>
          </table:table-cell>
          <table:table-cell office:value-type="float" office:value="873" calcext:value-type="float">
            <text:p>873,0000</text:p>
          </table:table-cell>
          <table:table-cell table:formula="of:=[.E46]*[.H46]" office:value-type="float" office:value="0.04625" calcext:value-type="float">
            <text:p>0,0463</text:p>
          </table:table-cell>
          <table:table-cell table:formula="of:=[.G46]*[.I46]" office:value-type="float" office:value="14.55" calcext:value-type="float">
            <text:p>14,5500</text:p>
          </table:table-cell>
          <table:table-cell table:formula="of:=([.B46]*[.H46])+((1-[.B46])*[.I46])" office:value-type="float" office:value="867.662839373351" calcext:value-type="float">
            <text:p>867,6628</text:p>
          </table:table-cell>
          <table:table-cell table:formula="of:=([.E46]/[.$C$53])" office:value-type="float" office:value="0.0738142406461222" calcext:value-type="float">
            <text:p>0,0738</text:p>
          </table:table-cell>
          <table:table-cell table:formula="of:=([.G46]/[.$C$53])" office:value-type="float" office:value="5.26273397703996" calcext:value-type="float">
            <text:p>5,2627</text:p>
          </table:table-cell>
          <table:table-cell table:formula="of:=([.M46]+[.N46])" office:value-type="float" office:value="5.33654821768608" calcext:value-type="float">
            <text:p>5,3365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6])*[.L46]*[.A46]*(([.O46])^2))/(2.5*0.0254*2)" office:value-type="float" office:value="-4225718.88767652" calcext:value-type="float">
            <text:p>-4.225.718,888</text:p>
          </table:table-cell>
          <table:table-cell table:formula="of:=(-([.L46])*9.81*([.A46]-[.A45]))" office:value-type="float" office:value="-922378.383826641" calcext:value-type="float">
            <text:p>-922.378,384</text:p>
          </table:table-cell>
          <table:table-cell table:formula="of:=ABS([.R46]+[.S46])" office:value-type="float" office:value="5148097.27150316" calcext:value-type="float">
            <text:p>5.148.097,272</text:p>
          </table:table-cell>
          <table:table-cell table:formula="of:=[.C46]+[.T46]" office:value-type="float" office:value="15984350.1860332" calcext:value-type="float">
            <text:p>15.984.350,186</text:p>
          </table:table-cell>
        </table:table-row>
        <table:table-row table:style-name="ro1">
          <table:table-cell office:value-type="float" office:value="1385.9315589354" calcext:value-type="float">
            <text:p>1.385,9316</text:p>
          </table:table-cell>
          <table:table-cell office:value-type="float" office:value="0.0039840637" calcext:value-type="float">
            <text:p>0,0040</text:p>
          </table:table-cell>
          <table:table-cell table:formula="of:=([.$C$2]+([.L46]*[.A47]*9.81))" office:value-type="float" office:value="11898059.0668257" calcext:value-type="float">
            <text:p>11.898.059,0668</text:p>
          </table:table-cell>
          <table:table-cell table:formula="of:=[.E47]*3600" office:value-type="float" office:value="0.76644853994938" calcext:value-type="float">
            <text:p>0,7664</text:p>
          </table:table-cell>
          <table:table-cell table:formula="of:=[.$J$2]/[.H47]" office:value-type="float" office:value="0.000212902372208161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7]/3600" office:value-type="float" office:value="0.0166666666666667" calcext:value-type="float">
            <text:p>0,0167</text:p>
          </table:table-cell>
          <table:table-cell table:formula="of:=[.C47]/([.C46]/[.H46])" office:value-type="float" office:value="217.235719453516" calcext:value-type="float">
            <text:p>217,2357</text:p>
          </table:table-cell>
          <table:table-cell office:value-type="float" office:value="873" calcext:value-type="float">
            <text:p>873,0000</text:p>
          </table:table-cell>
          <table:table-cell table:formula="of:=[.E47]*[.H47]" office:value-type="float" office:value="0.04625" calcext:value-type="float">
            <text:p>0,0463</text:p>
          </table:table-cell>
          <table:table-cell table:formula="of:=[.G47]*[.I47]" office:value-type="float" office:value="14.55" calcext:value-type="float">
            <text:p>14,5500</text:p>
          </table:table-cell>
          <table:table-cell table:formula="of:=([.B47]*[.H47])+((1-[.B47])*[.I47])" office:value-type="float" office:value="870.387393334118" calcext:value-type="float">
            <text:p>870,3874</text:p>
          </table:table-cell>
          <table:table-cell table:formula="of:=([.E47]/[.$C$53])" office:value-type="float" office:value="0.0672269128807378" calcext:value-type="float">
            <text:p>0,0672</text:p>
          </table:table-cell>
          <table:table-cell table:formula="of:=([.G47]/[.$C$53])" office:value-type="float" office:value="5.26273397703996" calcext:value-type="float">
            <text:p>5,2627</text:p>
          </table:table-cell>
          <table:table-cell table:formula="of:=([.M47]+[.N47])" office:value-type="float" office:value="5.3299608899207" calcext:value-type="float">
            <text:p>5,3300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7])*[.L47]*[.A47]*(([.O47])^2))/(2.5*0.0254*2)" office:value-type="float" office:value="-4587199.42579589" calcext:value-type="float">
            <text:p>-4.587.199,426</text:p>
          </table:table-cell>
          <table:table-cell table:formula="of:=(-([.L47])*9.81*([.A47]-[.A46]))" office:value-type="float" office:value="-925274.75043842" calcext:value-type="float">
            <text:p>-925.274,750</text:p>
          </table:table-cell>
          <table:table-cell table:formula="of:=ABS([.R47]+[.S47])" office:value-type="float" office:value="5512474.17623431" calcext:value-type="float">
            <text:p>5.512.474,176</text:p>
          </table:table-cell>
          <table:table-cell table:formula="of:=[.C47]+[.T47]" office:value-type="float" office:value="17410533.24306" calcext:value-type="float">
            <text:p>17.410.533,243</text:p>
          </table:table-cell>
        </table:table-row>
        <table:table-row table:style-name="ro1">
          <table:table-cell office:value-type="float" office:value="1437.2623574144" calcext:value-type="float">
            <text:p>1.437,2624</text:p>
          </table:table-cell>
          <table:table-cell office:value-type="float" office:value="0.0039525692" calcext:value-type="float">
            <text:p>0,0040</text:p>
          </table:table-cell>
          <table:table-cell table:formula="of:=([.$C$2]+([.L47]*[.A48]*9.81))" office:value-type="float" office:value="12373390.1110783" calcext:value-type="float">
            <text:p>12.373.390,1111</text:p>
          </table:table-cell>
          <table:table-cell table:formula="of:=[.E48]*3600" office:value-type="float" office:value="0.737004969384681" calcext:value-type="float">
            <text:p>0,7370</text:p>
          </table:table-cell>
          <table:table-cell table:formula="of:=[.$J$2]/[.H48]" office:value-type="float" office:value="0.000204723602606856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8]/3600" office:value-type="float" office:value="0.0166666666666667" calcext:value-type="float">
            <text:p>0,0167</text:p>
          </table:table-cell>
          <table:table-cell table:formula="of:=[.C48]/([.C47]/[.H47])" office:value-type="float" office:value="225.914351892375" calcext:value-type="float">
            <text:p>225,9144</text:p>
          </table:table-cell>
          <table:table-cell office:value-type="float" office:value="873" calcext:value-type="float">
            <text:p>873,0000</text:p>
          </table:table-cell>
          <table:table-cell table:formula="of:=[.E48]*[.H48]" office:value-type="float" office:value="0.04625" calcext:value-type="float">
            <text:p>0,0463</text:p>
          </table:table-cell>
          <table:table-cell table:formula="of:=[.G48]*[.I48]" office:value-type="float" office:value="14.55" calcext:value-type="float">
            <text:p>14,5500</text:p>
          </table:table-cell>
          <table:table-cell table:formula="of:=([.B48]*[.H48])+((1-[.B48])*[.I48])" office:value-type="float" office:value="870.442349197528" calcext:value-type="float">
            <text:p>870,4423</text:p>
          </table:table-cell>
          <table:table-cell table:formula="of:=([.E48]/[.$C$53])" office:value-type="float" office:value="0.0646443515604676" calcext:value-type="float">
            <text:p>0,0646</text:p>
          </table:table-cell>
          <table:table-cell table:formula="of:=([.G48]/[.$C$53])" office:value-type="float" office:value="5.26273397703996" calcext:value-type="float">
            <text:p>5,2627</text:p>
          </table:table-cell>
          <table:table-cell table:formula="of:=([.M48]+[.N48])" office:value-type="float" office:value="5.32737832860043" calcext:value-type="float">
            <text:p>5,327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8])*[.L48]*[.A48]*(([.O48])^2))/(2.5*0.0254*2)" office:value-type="float" office:value="-4752786.91323235" calcext:value-type="float">
            <text:p>-4.752.786,913</text:p>
          </table:table-cell>
          <table:table-cell table:formula="of:=(-([.L48])*9.81*([.A48]-[.A47]))" office:value-type="float" office:value="-438315.712987749" calcext:value-type="float">
            <text:p>-438.315,713</text:p>
          </table:table-cell>
          <table:table-cell table:formula="of:=ABS([.R48]+[.S48])" office:value-type="float" office:value="5191102.6262201" calcext:value-type="float">
            <text:p>5.191.102,626</text:p>
          </table:table-cell>
          <table:table-cell table:formula="of:=[.C48]+[.T48]" office:value-type="float" office:value="17564492.7372984" calcext:value-type="float">
            <text:p>17.564.492,737</text:p>
          </table:table-cell>
        </table:table-row>
        <table:table-row table:style-name="ro1">
          <table:table-cell office:value-type="float" office:value="1482.8897338403" calcext:value-type="float">
            <text:p>1.482,8897</text:p>
          </table:table-cell>
          <table:table-cell office:value-type="float" office:value="0" calcext:value-type="float">
            <text:p>0,0000</text:p>
          </table:table-cell>
          <table:table-cell table:formula="of:=([.$C$2]+([.L48]*[.A49]*9.81))" office:value-type="float" office:value="12763778.9307788" calcext:value-type="float">
            <text:p>12.763.778,9308</text:p>
          </table:table-cell>
          <table:table-cell table:formula="of:=[.E49]*3600" office:value-type="float" office:value="0.714463173442288" calcext:value-type="float">
            <text:p>0,7145</text:p>
          </table:table-cell>
          <table:table-cell table:formula="of:=[.$J$2]/[.H49]" office:value-type="float" office:value="0.000198461992622858" calcext:value-type="float">
            <text:p>0,0002</text:p>
          </table:table-cell>
          <table:table-cell office:value-type="float" office:value="60" calcext:value-type="float">
            <text:p>60,0000</text:p>
          </table:table-cell>
          <table:table-cell table:formula="of:=[.F49]/3600" office:value-type="float" office:value="0.0166666666666667" calcext:value-type="float">
            <text:p>0,0167</text:p>
          </table:table-cell>
          <table:table-cell table:formula="of:=[.C49]/([.C48]/[.H48])" office:value-type="float" office:value="233.042102363096" calcext:value-type="float">
            <text:p>233,0421</text:p>
          </table:table-cell>
          <table:table-cell office:value-type="float" office:value="873" calcext:value-type="float">
            <text:p>873,0000</text:p>
          </table:table-cell>
          <table:table-cell table:formula="of:=[.E49]*[.H49]" office:value-type="float" office:value="0.04625" calcext:value-type="float">
            <text:p>0,0463</text:p>
          </table:table-cell>
          <table:table-cell table:formula="of:=[.G49]*[.I49]" office:value-type="float" office:value="14.55" calcext:value-type="float">
            <text:p>14,5500</text:p>
          </table:table-cell>
          <table:table-cell table:formula="of:=([.B49]*[.H49])+((1-[.B49])*[.I49])" office:value-type="float" office:value="873" calcext:value-type="float">
            <text:p>873,0000</text:p>
          </table:table-cell>
          <table:table-cell table:formula="of:=([.E49]/[.$C$53])" office:value-type="float" office:value="0.0626671603036421" calcext:value-type="float">
            <text:p>0,0627</text:p>
          </table:table-cell>
          <table:table-cell table:formula="of:=([.G49]/[.$C$53])" office:value-type="float" office:value="5.26273397703996" calcext:value-type="float">
            <text:p>5,2627</text:p>
          </table:table-cell>
          <table:table-cell table:formula="of:=([.M49]+[.N49])" office:value-type="float" office:value="5.3254011373436" calcext:value-type="float">
            <text:p>5,3254</text:p>
          </table:table-cell>
          <table:table-cell office:value-type="float" office:value="0.017" calcext:value-type="float">
            <text:p>0,0170</text:p>
          </table:table-cell>
          <table:table-cell office:value-type="string" calcext:value-type="string">
            <text:p>bolhas finamente dispersas</text:p>
          </table:table-cell>
          <table:table-cell table:formula="of:=(-([.P49])*[.L49]*[.A49]*(([.O49])^2))/(2.5*0.0254*2)" office:value-type="float" office:value="-4914427.76625677" calcext:value-type="float">
            <text:p>-4.914.427,766</text:p>
          </table:table-cell>
          <table:table-cell table:formula="of:=(-([.L49])*9.81*([.A49]-[.A48]))" office:value-type="float" office:value="-390758.783270344" calcext:value-type="float">
            <text:p>-390.758,783</text:p>
          </table:table-cell>
          <table:table-cell table:formula="of:=ABS([.R49]+[.S49])" office:value-type="float" office:value="5305186.54952712" calcext:value-type="float">
            <text:p>5.305.186,550</text:p>
          </table:table-cell>
          <table:table-cell table:formula="of:=[.C49]+[.T49]" office:value-type="float" office:value="18068965.4803059" calcext:value-type="float">
            <text:p>18.068.965,480</text:p>
          </table:table-cell>
        </table:table-row>
        <table:table-row table:style-name="ro1" table:number-rows-repeated="3">
          <table:table-cell table:style-name="Default" table:number-columns-repeated="21"/>
        </table:table-row>
        <table:table-row table:style-name="ro1">
          <table:table-cell table:style-name="Default"/>
          <table:table-cell table:style-name="Default" office:value-type="string" calcext:value-type="string">
            <text:p>A = </text:p>
          </table:table-cell>
          <table:table-cell table:style-name="Default" table:formula="of:=(PI()*((2.5*0.0254)^2)/4)" office:value-type="float" office:value="0.00316692174435936" calcext:value-type="float">
            <text:p>0,00316692174435936</text:p>
          </table:table-cell>
          <table:table-cell table:style-name="Default" table:number-columns-repeated="18"/>
        </table:table-row>
      </table:table>
      <table:named-expressions/>
      <table:database-ranges>
        <table:database-range table:name="__Anonymous_Sheet_DB__0" table:target-range-address="Planilha1.A2:Planilha1.A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5" number:min-decimal-places="5" number:min-integer-digits="1" number:grouping="true"/>
    </number:number-style>
    <number:number-style style:name="N13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4">
      <number:scientific-number number:decimal-places="1" number:min-decimal-places="1" number:min-integer-digits="0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02:10:14.3014283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7:54:39.465631900</meta:creation-date>
    <dc:date>2025-11-26T03:13:23.250283400</dc:date>
    <meta:editing-duration>PT3H18M4S</meta:editing-duration>
    <meta:editing-cycles>11</meta:editing-cycles>
    <meta:generator>LibreOffice/25.2.6.2$Windows_X86_64 LibreOffice_project/729c5bfe710f5eb71ed3bbde9e06a6065e9c6c5d</meta:generator>
    <meta:document-statistic meta:table-count="1" meta:cell-count="1031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1">
      <number:number number:decimal-places="0" number:min-decimal-places="0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4">
      <number:scientific-number number:decimal-places="1" number:min-decimal-places="1" number:min-integer-digits="0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4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10d0c"/>
    </style:style>
    <style:style style:name="ch10" style:family="chart" style:data-style-name="N123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svg:x="1.331cm" svg:y="0.18cm" svg:width="14.349cm" svg:height="7.659cm">
          <chart:coordinate-region svg:x="2.386cm" svg:y="0.379cm" svg:width="13.153cm" svg:height="6.016cm"/>
          <chart:axis chart:dimension="x" chart:name="primary-x" chart:style-name="ch3">
            <chart:title svg:x="7.186cm" svg:y="8.019cm" chart:style-name="ch4">
              <text:p><text:span text:style-name="T1">Pressão final (Pa)</text:span></text:p>
            </chart:title>
          </chart:axis>
          <chart:axis chart:dimension="y" chart:name="primary-y" chart:style-name="ch5">
            <chart:title svg:x="0.451cm" svg:y="5.293cm" chart:style-name="ch6">
              <text:p><text:span text:style-name="T1">Profundidade (m)</text:span></text:p>
            </chart:title>
            <chart:grid chart:style-name="ch7" chart:class="major"/>
          </chart:axis>
          <chart:series chart:style-name="ch8" chart:values-cell-range-address="Planilha1.A2:Planilha1.A49" chart:label-cell-address="Planilha1.U1:Planilha1.U1" chart:class="chart:scatter">
            <chart:domain table:cell-range-address="Planilha1.U2:Planilha1.U49"/>
            <chart:regression-curve chart:style-name="ch9">
              <chart:equation chart:display-equation="true" chart:display-r-square="true" svg:x="2.413cm" svg:y="0.684cm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U</text:p>
              </table:table-cell>
              <table:table-cell office:value-type="string">
                <text:p>Pressãofinal (Pa)</text:p>
                <draw:g>
                  <svg:desc>Planilha1.U1:Planilha1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325">
                <text:p>101325</text:p>
                <draw:g>
                  <svg:desc>Planilha1.U2:Planilha1.U49</svg:desc>
                </draw:g>
              </table:table-cell>
              <table:table-cell office:value-type="float" office:value="0">
                <text:p>0</text:p>
                <draw:g>
                  <svg:desc>Planilha1.A2:Planilha1.A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9637.79882653">
                <text:p>319637.79882653</text:p>
              </table:table-cell>
              <table:table-cell office:value-type="float" office:value="17.1102661597">
                <text:p>17.11026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893.567657296">
                <text:p>380893.567657296</text:p>
              </table:table-cell>
              <table:table-cell office:value-type="float" office:value="28.5171102662">
                <text:p>28.5171102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0808.410772305">
                <text:p>460808.410772305</text:p>
              </table:table-cell>
              <table:table-cell office:value-type="float" office:value="39.9239543726">
                <text:p>39.9239543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6790.276781872">
                <text:p>586790.276781872</text:p>
              </table:table-cell>
              <table:table-cell office:value-type="float" office:value="55.8762003176">
                <text:p>55.8762003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7523.985588828">
                <text:p>597523.985588828</text:p>
              </table:table-cell>
              <table:table-cell office:value-type="float" office:value="62.7376425856">
                <text:p>62.73764258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8754.641312142">
                <text:p>688754.641312142</text:p>
              </table:table-cell>
              <table:table-cell office:value-type="float" office:value="74.144486692">
                <text:p>74.144486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6551.24097147">
                <text:p>1006551.24097147</text:p>
              </table:table-cell>
              <table:table-cell office:value-type="float" office:value="108.3650190114">
                <text:p>108.3650190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0561.802411611">
                <text:p>990561.802411611</text:p>
              </table:table-cell>
              <table:table-cell office:value-type="float" office:value="119.1559341684">
                <text:p>119.155934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3641.43282191">
                <text:p>1153641.43282191</text:p>
              </table:table-cell>
              <table:table-cell office:value-type="float" office:value="136.8821292776">
                <text:p>136.8821292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7017.69121518">
                <text:p>1277017.69121518</text:p>
              </table:table-cell>
              <table:table-cell office:value-type="float" office:value="153.9923954373">
                <text:p>153.9923954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0018.23860033">
                <text:p>1510018.23860033</text:p>
              </table:table-cell>
              <table:table-cell office:value-type="float" office:value="179.3986440507">
                <text:p>179.39864405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1288.5999492">
                <text:p>1581288.5999492</text:p>
              </table:table-cell>
              <table:table-cell office:value-type="float" office:value="193.9163498099">
                <text:p>193.91634980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24504.3351214">
                <text:p>1924504.3351214</text:p>
              </table:table-cell>
              <table:table-cell office:value-type="float" office:value="228.1368821293">
                <text:p>228.13688212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9649.6005585">
                <text:p>2159649.6005585</text:p>
              </table:table-cell>
              <table:table-cell office:value-type="float" office:value="256.6539923954">
                <text:p>256.653992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0202.99052743">
                <text:p>2130202.99052743</text:p>
              </table:table-cell>
              <table:table-cell office:value-type="float" office:value="262.3574144487">
                <text:p>262.3574144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99053.98694868">
                <text:p>2299053.98694868</text:p>
              </table:table-cell>
              <table:table-cell office:value-type="float" office:value="275.8336063715">
                <text:p>275.8336063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22165.24087516">
                <text:p>2522165.24087516</text:p>
              </table:table-cell>
              <table:table-cell office:value-type="float" office:value="296.5779467681">
                <text:p>296.5779467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3525.53867749">
                <text:p>3093525.53867749</text:p>
              </table:table-cell>
              <table:table-cell office:value-type="float" office:value="342.2053231939">
                <text:p>342.2053231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96177.17248419">
                <text:p>3196177.17248419</text:p>
              </table:table-cell>
              <table:table-cell office:value-type="float" office:value="359.3155893536">
                <text:p>359.3155893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73346.16578508">
                <text:p>3773346.16578508</text:p>
              </table:table-cell>
              <table:table-cell office:value-type="float" office:value="399.2395437262">
                <text:p>399.23954372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37702.3093044">
                <text:p>3637702.3093044</text:p>
              </table:table-cell>
              <table:table-cell office:value-type="float" office:value="402.3048617587">
                <text:p>402.3048617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07011.48935321">
                <text:p>4207011.48935321</text:p>
              </table:table-cell>
              <table:table-cell office:value-type="float" office:value="439.1634980989">
                <text:p>439.1634980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43173.94229068">
                <text:p>4843173.94229068</text:p>
              </table:table-cell>
              <table:table-cell office:value-type="float" office:value="490.4942965779">
                <text:p>490.49429657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80535.19325405">
                <text:p>4880535.19325405</text:p>
              </table:table-cell>
              <table:table-cell office:value-type="float" office:value="507.8067898279">
                <text:p>507.80678982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79786.03394882">
                <text:p>5379786.03394882</text:p>
              </table:table-cell>
              <table:table-cell office:value-type="float" office:value="541.825095057">
                <text:p>541.825095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34442.24331264">
                <text:p>5934442.24331264</text:p>
              </table:table-cell>
              <table:table-cell office:value-type="float" office:value="581.7490494297">
                <text:p>581.7490494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15812.6612212">
                <text:p>5815812.6612212</text:p>
              </table:table-cell>
              <table:table-cell office:value-type="float" office:value="583.1149028404">
                <text:p>583.1149028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13668.01491336">
                <text:p>6413668.01491336</text:p>
              </table:table-cell>
              <table:table-cell office:value-type="float" office:value="615.969581749">
                <text:p>615.9695817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02481.14093566">
                <text:p>7102481.14093566</text:p>
              </table:table-cell>
              <table:table-cell office:value-type="float" office:value="661.5969581749">
                <text:p>661.59695817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01080.98700887">
                <text:p>7501080.98700887</text:p>
              </table:table-cell>
              <table:table-cell office:value-type="float" office:value="695.8174904943">
                <text:p>695.81749049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408769.37150178">
                <text:p>7408769.37150178</text:p>
              </table:table-cell>
              <table:table-cell office:value-type="float" office:value="697.6018852232">
                <text:p>697.6018852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71102.11771288">
                <text:p>8271102.11771288</text:p>
              </table:table-cell>
              <table:table-cell office:value-type="float" office:value="741.4448669202">
                <text:p>741.4448669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10789.60135029">
                <text:p>9010789.60135029</text:p>
              </table:table-cell>
              <table:table-cell office:value-type="float" office:value="792.7756653992">
                <text:p>792.7756653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97062.56346964">
                <text:p>9197062.56346964</text:p>
              </table:table-cell>
              <table:table-cell office:value-type="float" office:value="815.5893536122">
                <text:p>815.589353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51059.59980609">
                <text:p>9651059.59980609</text:p>
              </table:table-cell>
              <table:table-cell office:value-type="float" office:value="844.1064638783">
                <text:p>844.10646387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18454.0864695">
                <text:p>10318454.0864695</text:p>
              </table:table-cell>
              <table:table-cell office:value-type="float" office:value="889.7338403042">
                <text:p>889.7338403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011258.976214">
                <text:p>11011258.976214</text:p>
              </table:table-cell>
              <table:table-cell office:value-type="float" office:value="941.0646387833">
                <text:p>941.06463878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886954.755009">
                <text:p>11886954.755009</text:p>
              </table:table-cell>
              <table:table-cell office:value-type="float" office:value="1003.8022813688">
                <text:p>1003.80228136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198253.3062953">
                <text:p>12198253.3062953</text:p>
              </table:table-cell>
              <table:table-cell office:value-type="float" office:value="1041.4156816292">
                <text:p>1041.4156816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015818.8178145">
                <text:p>12015818.8178145</text:p>
              </table:table-cell>
              <table:table-cell office:value-type="float" office:value="1043.7262357414">
                <text:p>1043.7262357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18766.4237478">
                <text:p>12818766.4237478</text:p>
              </table:table-cell>
              <table:table-cell office:value-type="float" office:value="1083.6501901141">
                <text:p>1083.6501901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23531.8448171">
                <text:p>13123531.8448171</text:p>
              </table:table-cell>
              <table:table-cell office:value-type="float" office:value="1112.1673003802">
                <text:p>1112.16730038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103781.5803012">
                <text:p>14103781.5803012</text:p>
              </table:table-cell>
              <table:table-cell office:value-type="float" office:value="1169.2015209125">
                <text:p>1169.2015209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984350.1860332">
                <text:p>15984350.1860332</text:p>
              </table:table-cell>
              <table:table-cell office:value-type="float" office:value="1277.566539924">
                <text:p>1277.5665399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410533.24306">
                <text:p>17410533.24306</text:p>
              </table:table-cell>
              <table:table-cell office:value-type="float" office:value="1385.9315589354">
                <text:p>1385.93155893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64492.7372984">
                <text:p>17564492.7372984</text:p>
              </table:table-cell>
              <table:table-cell office:value-type="float" office:value="1437.2623574144">
                <text:p>1437.2623574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68965.4803059">
                <text:p>18068965.4803059</text:p>
              </table:table-cell>
              <table:table-cell office:value-type="float" office:value="1482.8897338403">
                <text:p>1482.8897338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6.2$Windows_X86_64 LibreOffice_project/729c5bfe710f5eb71ed3bbde9e06a6065e9c6c5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